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P3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4.128cm"/>
    </style:style>
    <style:style style:name="Column2" style:family="table-column">
      <style:table-column-properties style:column-width="4.128cm"/>
    </style:style>
    <style:style style:name="Column3" style:family="table-column">
      <style:table-column-properties style:column-width="4.128cm"/>
    </style:style>
    <style:style style:name="Column4" style:family="table-column">
      <style:table-column-properties style:column-width="4.128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>
      <style:text-properties fo:color="#1155cc" style:text-underline-style="solid" style:text-underline-color="font-color"/>
    </style:style>
    <style:style style:name="T67_12" style:family="text"/>
    <style:style style:name="T67_13" style:family="text">
      <style:text-properties fo:color="#1155cc" style:text-underline-style="solid" style:text-underline-color="font-color"/>
    </style:style>
    <style:style style:name="T67_14" style:family="text"/>
    <style:style style:name="T67_15" style:family="text">
      <style:text-properties fo:color="#1155cc" style:text-underline-style="solid" style:text-underline-color="font-color"/>
    </style:style>
    <style:style style:name="T67_16" style:family="text"/>
    <style:style style:name="T67_17" style:family="text">
      <style:text-properties fo:color="#1155cc" style:text-underline-style="solid" style:text-underline-color="font-color"/>
    </style:style>
    <style:style style:name="T67_18" style:family="text"/>
    <style:style style:name="T67_19" style:family="text">
      <style:text-properties fo:color="#1155cc" style:text-underline-style="solid" style:text-underline-color="font-color"/>
    </style:style>
    <style:style style:name="T67_20" style:family="text"/>
    <style:style style:name="T67_21" style:family="text">
      <style:text-properties fo:color="#1155cc" style:text-underline-style="solid" style:text-underline-color="font-color"/>
    </style:style>
    <style:style style:name="T67_22" style:family="text"/>
    <style:style style:name="T67_23" style:family="text">
      <style:text-properties fo:color="#1155cc" style:text-underline-style="solid" style:text-underline-color="font-color"/>
    </style:style>
    <style:style style:name="T67_24" style:family="text"/>
    <style:style style:name="T67_25" style:family="text">
      <style:text-properties fo:color="#1155cc" style:text-underline-style="solid" style:text-underline-color="font-color"/>
    </style:style>
    <style:style style:name="T67_26" style:family="text"/>
    <style:style style:name="T67_27" style:family="text">
      <style:text-properties fo:color="#1155cc" style:text-underline-style="solid" style:text-underline-color="font-color"/>
    </style:style>
    <style:style style:name="T67_28" style:family="text"/>
    <style:style style:name="T67_29" style:family="text">
      <style:text-properties fo:color="#1155cc" style:text-underline-style="solid" style:text-underline-color="font-color"/>
    </style:style>
    <style:style style:name="T67_30" style:family="text"/>
    <style:style style:name="T67_31" style:family="text">
      <style:text-properties fo:color="#1155cc" style:text-underline-style="solid" style:text-underline-color="font-color"/>
    </style:style>
    <style:style style:name="T67_32" style:family="text"/>
    <style:style style:name="T67_33" style:family="text">
      <style:text-properties fo:color="#1155cc" style:text-underline-style="solid" style:text-underline-color="font-color"/>
    </style:style>
    <style:style style:name="T67_34" style:family="text"/>
    <style:style style:name="T67_35" style:family="text">
      <style:text-properties fo:color="#1155cc" style:text-underline-style="solid" style:text-underline-color="font-color"/>
    </style:style>
    <style:style style:name="T67_36" style:family="text"/>
    <style:style style:name="T67_37" style:family="text">
      <style:text-properties fo:color="#1155cc" style:text-underline-style="solid" style:text-underline-color="font-color"/>
    </style:style>
    <style:style style:name="T67_38" style:family="text"/>
    <style:style style:name="T67_39" style:family="text">
      <style:text-properties fo:color="#1155cc" style:text-underline-style="solid" style:text-underline-color="font-color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>
      <style:text-properties fo:color="#1155cc" style:text-underline-style="solid" style:text-underline-color="font-color"/>
    </style:style>
    <style:style style:name="T68_14" style:family="text"/>
    <style:style style:name="T68_15" style:family="text">
      <style:text-properties fo:color="#1155cc" style:text-underline-style="solid" style:text-underline-color="font-color"/>
    </style:style>
    <style:style style:name="T68_16" style:family="text"/>
    <style:style style:name="T68_17" style:family="text">
      <style:text-properties fo:color="#1155cc" style:text-underline-style="solid" style:text-underline-color="font-color"/>
    </style:style>
    <style:style style:name="T68_18" style:family="text"/>
    <style:style style:name="T68_19" style:family="text">
      <style:text-properties fo:color="#1155cc" style:text-underline-style="solid" style:text-underline-color="font-color"/>
    </style:style>
    <style:style style:name="T68_20" style:family="text"/>
    <style:style style:name="T68_21" style:family="text">
      <style:text-properties fo:color="#1155cc" style:text-underline-style="solid" style:text-underline-color="font-color"/>
    </style:style>
    <style:style style:name="T68_22" style:family="text"/>
    <style:style style:name="T68_23" style:family="text">
      <style:text-properties fo:color="#1155cc" style:text-underline-style="solid" style:text-underline-color="font-color"/>
    </style:style>
    <style:style style:name="T68_24" style:family="text"/>
    <style:style style:name="T68_25" style:family="text">
      <style:text-properties fo:color="#1155cc" style:text-underline-style="solid" style:text-underline-color="font-color"/>
    </style:style>
    <style:style style:name="T68_26" style:family="text"/>
    <style:style style:name="T68_27" style:family="text">
      <style:text-properties fo:color="#1155cc" style:text-underline-style="solid" style:text-underline-color="font-color"/>
    </style:style>
    <style:style style:name="T68_28" style:family="text"/>
    <style:style style:name="T68_29" style:family="text">
      <style:text-properties fo:color="#1155cc" style:text-underline-style="solid" style:text-underline-color="font-color"/>
    </style:style>
    <style:style style:name="T68_30" style:family="text"/>
    <style:style style:name="T68_31" style:family="text">
      <style:text-properties fo:color="#1155cc" style:text-underline-style="solid" style:text-underline-color="font-color"/>
    </style:style>
    <style:style style:name="T68_32" style:family="text"/>
    <style:style style:name="T68_33" style:family="text">
      <style:text-properties fo:color="#1155cc" style:text-underline-style="solid" style:text-underline-color="font-color"/>
    </style:style>
    <style:style style:name="T68_34" style:family="text"/>
    <style:style style:name="T68_35" style:family="text">
      <style:text-properties fo:color="#1155cc" style:text-underline-style="solid" style:text-underline-color="font-color"/>
    </style:style>
    <style:style style:name="T68_36" style:family="text"/>
    <style:style style:name="T68_37" style:family="text">
      <style:text-properties fo:color="#1155cc" style:text-underline-style="solid" style:text-underline-color="font-color"/>
    </style:style>
    <style:style style:name="T68_38" style:family="text"/>
    <style:style style:name="T68_39" style:family="text">
      <style:text-properties fo:color="#1155cc" style:text-underline-style="solid" style:text-underline-color="font-color"/>
    </style:style>
    <style:style style:name="T68_40" style:family="text"/>
    <style:style style:name="T68_41" style:family="text">
      <style:text-properties fo:color="#1155cc" style:text-underline-style="solid" style:text-underline-color="font-color"/>
    </style:style>
    <style:style style:name="T68_42" style:family="text"/>
    <style:style style:name="T68_43" style:family="text">
      <style:text-properties fo:color="#1155cc" style:text-underline-style="solid" style:text-underline-color="font-color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>
      <style:text-properties fo:color="#1155cc" style:text-underline-style="solid" style:text-underline-color="font-color"/>
    </style:style>
    <style:style style:name="T69_10" style:family="text"/>
    <style:style style:name="T69_11" style:family="text">
      <style:text-properties fo:color="#1155cc" style:text-underline-style="solid" style:text-underline-color="font-color"/>
    </style:style>
    <style:style style:name="T69_12" style:family="text"/>
    <style:style style:name="T69_13" style:family="text">
      <style:text-properties fo:color="#1155cc" style:text-underline-style="solid" style:text-underline-color="font-color"/>
    </style:style>
    <style:style style:name="T69_14" style:family="text"/>
    <style:style style:name="T69_15" style:family="text">
      <style:text-properties fo:color="#1155cc" style:text-underline-style="solid" style:text-underline-color="font-color"/>
    </style:style>
    <style:style style:name="T69_16" style:family="text"/>
    <style:style style:name="T69_17" style:family="text">
      <style:text-properties fo:color="#1155cc" style:text-underline-style="solid" style:text-underline-color="font-color"/>
    </style:style>
    <style:style style:name="T69_18" style:family="text"/>
    <style:style style:name="T69_19" style:family="text">
      <style:text-properties fo:color="#1155cc" style:text-underline-style="solid" style:text-underline-color="font-color"/>
    </style:style>
    <style:style style:name="T69_20" style:family="text"/>
    <style:style style:name="T69_21" style:family="text">
      <style:text-properties fo:color="#1155cc" style:text-underline-style="solid" style:text-underline-color="font-color"/>
    </style:style>
    <style:style style:name="T69_22" style:family="text"/>
    <style:style style:name="T69_23" style:family="text">
      <style:text-properties fo:color="#1155cc" style:text-underline-style="solid" style:text-underline-color="font-color"/>
    </style:style>
    <style:style style:name="T69_24" style:family="text"/>
    <style:style style:name="T69_25" style:family="text">
      <style:text-properties fo:color="#1155cc" style:text-underline-style="solid" style:text-underline-color="font-color"/>
    </style:style>
    <style:style style:name="T69_26" style:family="text"/>
    <style:style style:name="T69_27" style:family="text">
      <style:text-properties fo:color="#1155cc" style:text-underline-style="solid" style:text-underline-color="font-color"/>
    </style:style>
    <style:style style:name="T69_28" style:family="text"/>
    <style:style style:name="T69_29" style:family="text">
      <style:text-properties fo:color="#1155cc" style:text-underline-style="solid" style:text-underline-color="font-color"/>
    </style:style>
    <style:style style:name="T69_30" style:family="text"/>
    <style:style style:name="T69_31" style:family="text">
      <style:text-properties fo:color="#1155cc" style:text-underline-style="solid" style:text-underline-color="font-color"/>
    </style:style>
    <style:style style:name="T69_32" style:family="text"/>
    <style:style style:name="T69_33" style:family="text">
      <style:text-properties fo:color="#1155cc" style:text-underline-style="solid" style:text-underline-color="font-color"/>
    </style:style>
    <style:style style:name="T69_34" style:family="text"/>
    <style:style style:name="T69_35" style:family="text">
      <style:text-properties fo:color="#1155cc" style:text-underline-style="solid" style:text-underline-color="font-color"/>
    </style:style>
    <style:style style:name="T69_36" style:family="text"/>
    <style:style style:name="T69_37" style:family="text">
      <style:text-properties fo:color="#1155cc" style:text-underline-style="solid" style:text-underline-color="font-color"/>
    </style:style>
    <style:style style:name="T69_38" style:family="text"/>
    <style:style style:name="T69_39" style:family="text">
      <style:text-properties fo:color="#1155cc" style:text-underline-style="solid" style:text-underline-color="font-color"/>
    </style:style>
    <style:style style:name="T69_40" style:family="text"/>
    <style:style style:name="T69_41" style:family="text">
      <style:text-properties fo:color="#1155cc" style:text-underline-style="solid" style:text-underline-color="font-color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>
      <style:text-properties fo:color="#1155cc" style:text-underline-style="solid" style:text-underline-color="font-color"/>
    </style:style>
    <style:style style:name="T70_16" style:family="text"/>
    <style:style style:name="T70_17" style:family="text">
      <style:text-properties fo:color="#1155cc" style:text-underline-style="solid" style:text-underline-color="font-color"/>
    </style:style>
    <style:style style:name="T70_18" style:family="text"/>
    <style:style style:name="T70_19" style:family="text">
      <style:text-properties fo:color="#1155cc" style:text-underline-style="solid" style:text-underline-color="font-color"/>
    </style:style>
    <style:style style:name="T70_20" style:family="text"/>
    <style:style style:name="T70_21" style:family="text">
      <style:text-properties fo:color="#1155cc" style:text-underline-style="solid" style:text-underline-color="font-color"/>
    </style:style>
    <style:style style:name="T70_22" style:family="text"/>
    <style:style style:name="T70_23" style:family="text">
      <style:text-properties fo:color="#1155cc" style:text-underline-style="solid" style:text-underline-color="font-color"/>
    </style:style>
    <style:style style:name="T70_24" style:family="text"/>
    <style:style style:name="T70_25" style:family="text">
      <style:text-properties fo:color="#1155cc" style:text-underline-style="solid" style:text-underline-color="font-color"/>
    </style:style>
    <style:style style:name="T70_26" style:family="text"/>
    <style:style style:name="T70_27" style:family="text">
      <style:text-properties fo:color="#1155cc" style:text-underline-style="solid" style:text-underline-color="font-color"/>
    </style:style>
    <style:style style:name="T70_28" style:family="text"/>
    <style:style style:name="T70_29" style:family="text">
      <style:text-properties fo:color="#1155cc" style:text-underline-style="solid" style:text-underline-color="font-color"/>
    </style:style>
    <style:style style:name="T70_30" style:family="text"/>
    <style:style style:name="T70_31" style:family="text">
      <style:text-properties fo:color="#1155cc" style:text-underline-style="solid" style:text-underline-color="font-color"/>
    </style:style>
    <style:style style:name="T70_32" style:family="text"/>
    <style:style style:name="T70_33" style:family="text">
      <style:text-properties fo:color="#1155cc" style:text-underline-style="solid" style:text-underline-color="font-color"/>
    </style:style>
    <style:style style:name="T70_34" style:family="text"/>
    <style:style style:name="T70_35" style:family="text">
      <style:text-properties fo:color="#1155cc" style:text-underline-style="solid" style:text-underline-color="font-color"/>
    </style:style>
    <style:style style:name="T70_36" style:family="text"/>
    <style:style style:name="T70_37" style:family="text">
      <style:text-properties fo:color="#1155cc" style:text-underline-style="solid" style:text-underline-color="font-color"/>
    </style:style>
    <style:style style:name="T70_38" style:family="text"/>
    <style:style style:name="T70_39" style:family="text">
      <style:text-properties fo:color="#1155cc" style:text-underline-style="solid" style:text-underline-color="font-color"/>
    </style:style>
    <style:style style:name="T70_40" style:family="text"/>
    <style:style style:name="T70_41" style:family="text">
      <style:text-properties fo:color="#1155cc" style:text-underline-style="solid" style:text-underline-color="font-color"/>
    </style:style>
    <style:style style:name="T70_42" style:family="text"/>
    <style:style style:name="T70_43" style:family="text">
      <style:text-properties fo:color="#1155cc" style:text-underline-style="solid" style:text-underline-color="font-color"/>
    </style:style>
    <style:style style:name="T70_44" style:family="text"/>
    <style:style style:name="T70_45" style:family="text">
      <style:text-properties fo:color="#1155cc" style:text-underline-style="solid" style:text-underline-color="font-color"/>
    </style:style>
    <style:style style:name="T70_46" style:family="text"/>
    <style:style style:name="T70_47" style:family="text">
      <style:text-properties fo:color="#1155cc" style:text-underline-style="solid" style:text-underline-color="font-color"/>
    </style:style>
    <style:style style:name="T70_48" style:family="text"/>
    <style:style style:name="T70_49" style:family="text">
      <style:text-properties fo:color="#1155cc" style:text-underline-style="solid" style:text-underline-color="font-color"/>
    </style:style>
    <style:style style:name="T70_50" style:family="text"/>
    <style:style style:name="T70_51" style:family="text">
      <style:text-properties fo:color="#1155cc" style:text-underline-style="solid" style:text-underline-color="font-color"/>
    </style:style>
    <style:style style:name="T70_52" style:family="text"/>
    <style:style style:name="T70_53" style:family="text">
      <style:text-properties fo:color="#1155cc" style:text-underline-style="solid" style:text-underline-color="font-color"/>
    </style:style>
    <style:style style:name="T70_54" style:family="text"/>
    <style:style style:name="T70_55" style:family="text">
      <style:text-properties fo:color="#1155cc" style:text-underline-style="solid" style:text-underline-color="font-color"/>
    </style:style>
    <style:style style:name="T70_56" style:family="text"/>
    <style:style style:name="T70_57" style:family="text">
      <style:text-properties fo:color="#1155cc" style:text-underline-style="solid" style:text-underline-color="font-color"/>
    </style:style>
    <style:style style:name="T70_58" style:family="text"/>
    <style:style style:name="T70_59" style:family="text">
      <style:text-properties fo:color="#1155cc" style:text-underline-style="solid" style:text-underline-color="font-color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>
      <style:text-properties fo:color="#1155cc" style:text-underline-style="solid" style:text-underline-color="font-color"/>
    </style:style>
    <style:style style:name="T71_16" style:family="text"/>
    <style:style style:name="T71_17" style:family="text">
      <style:text-properties fo:color="#1155cc" style:text-underline-style="solid" style:text-underline-color="font-color"/>
    </style:style>
    <style:style style:name="T71_18" style:family="text"/>
    <style:style style:name="T71_19" style:family="text">
      <style:text-properties fo:color="#1155cc" style:text-underline-style="solid" style:text-underline-color="font-color"/>
    </style:style>
    <style:style style:name="T71_20" style:family="text"/>
    <style:style style:name="T71_21" style:family="text">
      <style:text-properties fo:color="#1155cc" style:text-underline-style="solid" style:text-underline-color="font-color"/>
    </style:style>
    <style:style style:name="T71_22" style:family="text"/>
    <style:style style:name="T71_23" style:family="text">
      <style:text-properties fo:color="#1155cc" style:text-underline-style="solid" style:text-underline-color="font-color"/>
    </style:style>
    <style:style style:name="T71_24" style:family="text"/>
    <style:style style:name="T71_25" style:family="text">
      <style:text-properties fo:color="#1155cc" style:text-underline-style="solid" style:text-underline-color="font-color"/>
    </style:style>
    <style:style style:name="T71_26" style:family="text"/>
    <style:style style:name="T71_27" style:family="text">
      <style:text-properties fo:color="#1155cc" style:text-underline-style="solid" style:text-underline-color="font-color"/>
    </style:style>
    <style:style style:name="T71_28" style:family="text"/>
    <style:style style:name="T71_29" style:family="text">
      <style:text-properties fo:color="#1155cc" style:text-underline-style="solid" style:text-underline-color="font-color"/>
    </style:style>
    <style:style style:name="T71_30" style:family="text"/>
    <style:style style:name="T71_31" style:family="text">
      <style:text-properties fo:color="#1155cc" style:text-underline-style="solid" style:text-underline-color="font-color"/>
    </style:style>
    <style:style style:name="T71_32" style:family="text"/>
    <style:style style:name="T71_33" style:family="text">
      <style:text-properties fo:color="#1155cc" style:text-underline-style="solid" style:text-underline-color="font-color"/>
    </style:style>
    <style:style style:name="T71_34" style:family="text"/>
    <style:style style:name="T71_35" style:family="text">
      <style:text-properties fo:color="#1155cc" style:text-underline-style="solid" style:text-underline-color="font-color"/>
    </style:style>
    <style:style style:name="T71_36" style:family="text"/>
    <style:style style:name="T71_37" style:family="text">
      <style:text-properties fo:color="#1155cc" style:text-underline-style="solid" style:text-underline-color="font-color"/>
    </style:style>
    <style:style style:name="T71_38" style:family="text"/>
    <style:style style:name="T71_39" style:family="text">
      <style:text-properties fo:color="#1155cc" style:text-underline-style="solid" style:text-underline-color="font-color"/>
    </style:style>
    <style:style style:name="T71_40" style:family="text"/>
    <style:style style:name="T71_41" style:family="text">
      <style:text-properties fo:color="#1155cc" style:text-underline-style="solid" style:text-underline-color="font-color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>
      <style:text-properties fo:color="#1155cc" style:text-underline-style="solid" style:text-underline-color="font-color"/>
    </style:style>
    <style:style style:name="T72_12" style:family="text"/>
    <style:style style:name="T72_13" style:family="text">
      <style:text-properties fo:color="#1155cc" style:text-underline-style="solid" style:text-underline-color="font-color"/>
    </style:style>
    <style:style style:name="T72_14" style:family="text"/>
    <style:style style:name="T72_15" style:family="text">
      <style:text-properties fo:color="#1155cc" style:text-underline-style="solid" style:text-underline-color="font-color"/>
    </style:style>
    <style:style style:name="T72_16" style:family="text"/>
    <style:style style:name="T72_17" style:family="text">
      <style:text-properties fo:color="#1155cc" style:text-underline-style="solid" style:text-underline-color="font-color"/>
    </style:style>
    <style:style style:name="T72_18" style:family="text"/>
    <style:style style:name="T72_19" style:family="text">
      <style:text-properties fo:color="#1155cc" style:text-underline-style="solid" style:text-underline-color="font-color"/>
    </style:style>
    <style:style style:name="T72_20" style:family="text"/>
    <style:style style:name="T72_21" style:family="text">
      <style:text-properties fo:color="#1155cc" style:text-underline-style="solid" style:text-underline-color="font-color"/>
    </style:style>
    <style:style style:name="T72_22" style:family="text"/>
    <style:style style:name="T72_23" style:family="text">
      <style:text-properties fo:color="#1155cc" style:text-underline-style="solid" style:text-underline-color="font-color"/>
    </style:style>
    <style:style style:name="T72_24" style:family="text"/>
    <style:style style:name="T72_25" style:family="text">
      <style:text-properties fo:color="#1155cc" style:text-underline-style="solid" style:text-underline-color="font-color"/>
    </style:style>
    <style:style style:name="T72_26" style:family="text"/>
    <style:style style:name="T72_27" style:family="text">
      <style:text-properties fo:color="#1155cc" style:text-underline-style="solid" style:text-underline-color="font-color"/>
    </style:style>
    <style:style style:name="T72_28" style:family="text"/>
    <style:style style:name="T72_29" style:family="text">
      <style:text-properties fo:color="#1155cc" style:text-underline-style="solid" style:text-underline-color="font-color"/>
    </style:style>
    <style:style style:name="T72_30" style:family="text"/>
    <style:style style:name="T72_31" style:family="text">
      <style:text-properties fo:color="#1155cc" style:text-underline-style="solid" style:text-underline-color="font-color"/>
    </style:style>
    <style:style style:name="T72_32" style:family="text"/>
    <style:style style:name="T72_33" style:family="text">
      <style:text-properties fo:color="#1155cc" style:text-underline-style="solid" style:text-underline-color="font-color"/>
    </style:style>
    <style:style style:name="T72_34" style:family="text"/>
    <style:style style:name="T72_35" style:family="text">
      <style:text-properties fo:color="#1155cc" style:text-underline-style="solid" style:text-underline-color="font-color"/>
    </style:style>
    <style:style style:name="T72_36" style:family="text"/>
    <style:style style:name="T72_37" style:family="text">
      <style:text-properties fo:color="#1155cc" style:text-underline-style="solid" style:text-underline-color="font-color"/>
    </style:style>
    <style:style style:name="T72_38" style:family="text"/>
    <style:style style:name="T72_39" style:family="text">
      <style:text-properties fo:color="#1155cc" style:text-underline-style="solid" style:text-underline-color="font-color"/>
    </style:style>
    <style:style style:name="T72_40" style:family="text"/>
    <style:style style:name="T72_41" style:family="text">
      <style:text-properties fo:color="#1155cc" style:text-underline-style="solid" style:text-underline-color="font-color"/>
    </style:style>
    <style:style style:name="T72_42" style:family="text"/>
    <style:style style:name="T72_43" style:family="text">
      <style:text-properties fo:color="#1155cc" style:text-underline-style="solid" style:text-underline-color="font-color"/>
    </style:style>
    <style:style style:name="T72_44" style:family="text"/>
    <style:style style:name="T72_45" style:family="text">
      <style:text-properties fo:color="#1155cc" style:text-underline-style="solid" style:text-underline-color="font-color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>
      <style:text-properties fo:color="#1155cc" style:text-underline-style="solid" style:text-underline-color="font-color"/>
    </style:style>
    <style:style style:name="T73_14" style:family="text"/>
    <style:style style:name="T73_15" style:family="text">
      <style:text-properties fo:color="#1155cc" style:text-underline-style="solid" style:text-underline-color="font-color"/>
    </style:style>
    <style:style style:name="T73_16" style:family="text"/>
    <style:style style:name="T73_17" style:family="text">
      <style:text-properties fo:color="#1155cc" style:text-underline-style="solid" style:text-underline-color="font-color"/>
    </style:style>
    <style:style style:name="T73_18" style:family="text"/>
    <style:style style:name="T73_19" style:family="text">
      <style:text-properties fo:color="#1155cc" style:text-underline-style="solid" style:text-underline-color="font-color"/>
    </style:style>
    <style:style style:name="T73_20" style:family="text"/>
    <style:style style:name="T73_21" style:family="text">
      <style:text-properties fo:color="#1155cc" style:text-underline-style="solid" style:text-underline-color="font-color"/>
    </style:style>
    <style:style style:name="T73_22" style:family="text"/>
    <style:style style:name="T73_23" style:family="text">
      <style:text-properties fo:color="#1155cc" style:text-underline-style="solid" style:text-underline-color="font-color"/>
    </style:style>
    <style:style style:name="T73_24" style:family="text"/>
    <style:style style:name="T73_25" style:family="text">
      <style:text-properties fo:color="#1155cc" style:text-underline-style="solid" style:text-underline-color="font-color"/>
    </style:style>
    <style:style style:name="T73_26" style:family="text"/>
    <style:style style:name="T73_27" style:family="text">
      <style:text-properties fo:color="#1155cc" style:text-underline-style="solid" style:text-underline-color="font-color"/>
    </style:style>
    <style:style style:name="T73_28" style:family="text"/>
    <style:style style:name="T73_29" style:family="text">
      <style:text-properties fo:color="#1155cc" style:text-underline-style="solid" style:text-underline-color="font-color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>
      <style:text-properties fo:color="#1155cc" style:text-underline-style="solid" style:text-underline-color="font-color"/>
    </style:style>
    <style:style style:name="T75_33" style:family="text"/>
    <style:style style:name="T75_34" style:family="text">
      <style:text-properties fo:color="#1155cc" style:text-underline-style="solid" style:text-underline-color="font-color"/>
    </style:style>
    <style:style style:name="T75_35" style:family="text"/>
    <style:style style:name="T75_36" style:family="text">
      <style:text-properties fo:color="#1155cc" style:text-underline-style="solid" style:text-underline-color="font-color"/>
    </style:style>
    <style:style style:name="T75_37" style:family="text"/>
    <style:style style:name="T75_38" style:family="text">
      <style:text-properties fo:color="#1155cc" style:text-underline-style="solid" style:text-underline-color="font-color"/>
    </style:style>
    <style:style style:name="T75_39" style:family="text"/>
    <style:style style:name="T75_40" style:family="text">
      <style:text-properties fo:color="#1155cc" style:text-underline-style="solid" style:text-underline-color="font-color"/>
    </style:style>
    <style:style style:name="T75_41" style:family="text"/>
    <style:style style:name="T75_42" style:family="text">
      <style:text-properties fo:color="#1155cc" style:text-underline-style="solid" style:text-underline-color="font-color"/>
    </style:style>
    <style:style style:name="T75_43" style:family="text"/>
    <style:style style:name="T75_44" style:family="text">
      <style:text-properties fo:color="#1155cc" style:text-underline-style="solid" style:text-underline-color="font-color"/>
    </style:style>
    <style:style style:name="T75_45" style:family="text"/>
    <style:style style:name="T75_46" style:family="text">
      <style:text-properties fo:color="#1155cc" style:text-underline-style="solid" style:text-underline-color="font-color"/>
    </style:style>
    <style:style style:name="T75_47" style:family="text"/>
    <style:style style:name="T75_48" style:family="text">
      <style:text-properties fo:color="#1155cc" style:text-underline-style="solid" style:text-underline-color="font-color"/>
    </style:style>
    <style:style style:name="T75_49" style:family="text"/>
    <style:style style:name="T75_50" style:family="text">
      <style:text-properties fo:color="#1155cc" style:text-underline-style="solid" style:text-underline-color="font-color"/>
    </style:style>
    <style:style style:name="T75_51" style:family="text"/>
    <style:style style:name="T75_52" style:family="text">
      <style:text-properties fo:color="#1155cc" style:text-underline-style="solid" style:text-underline-color="font-color"/>
    </style:style>
    <style:style style:name="T75_53" style:family="text"/>
    <style:style style:name="T75_54" style:family="text">
      <style:text-properties fo:color="#1155cc" style:text-underline-style="solid" style:text-underline-color="font-color"/>
    </style:style>
    <style:style style:name="T75_55" style:family="text"/>
    <style:style style:name="T75_56" style:family="text">
      <style:text-properties fo:color="#1155cc" style:text-underline-style="solid" style:text-underline-color="font-color"/>
    </style:style>
    <style:style style:name="T75_57" style:family="text"/>
    <style:style style:name="T75_58" style:family="text">
      <style:text-properties fo:color="#1155cc" style:text-underline-style="solid" style:text-underline-color="font-color"/>
    </style:style>
    <style:style style:name="T75_59" style:family="text"/>
    <style:style style:name="T75_60" style:family="text">
      <style:text-properties fo:color="#1155cc" style:text-underline-style="solid" style:text-underline-color="font-color"/>
    </style:style>
    <style:style style:name="T75_61" style:family="text"/>
    <style:style style:name="T75_62" style:family="text">
      <style:text-properties fo:color="#1155cc" style:text-underline-style="solid" style:text-underline-color="font-color"/>
    </style:style>
    <style:style style:name="T75_63" style:family="text"/>
    <style:style style:name="T75_64" style:family="text">
      <style:text-properties fo:color="#1155cc" style:text-underline-style="solid" style:text-underline-color="font-color"/>
    </style:style>
    <style:style style:name="T75_65" style:family="text"/>
    <style:style style:name="T75_66" style:family="text">
      <style:text-properties fo:color="#1155cc" style:text-underline-style="solid" style:text-underline-color="font-color"/>
    </style:style>
    <style:style style:name="T75_67" style:family="text"/>
    <style:style style:name="T75_68" style:family="text">
      <style:text-properties fo:color="#1155cc" style:text-underline-style="solid" style:text-underline-color="font-color"/>
    </style:style>
    <style:style style:name="T75_69" style:family="text"/>
    <style:style style:name="T75_70" style:family="text">
      <style:text-properties fo:color="#1155cc" style:text-underline-style="solid" style:text-underline-color="font-color"/>
    </style:style>
    <style:style style:name="T75_71" style:family="text"/>
    <style:style style:name="T75_72" style:family="text">
      <style:text-properties fo:color="#1155cc" style:text-underline-style="solid" style:text-underline-color="font-color"/>
    </style:style>
    <style:style style:name="T75_73" style:family="text"/>
    <style:style style:name="T75_74" style:family="text">
      <style:text-properties fo:color="#1155cc" style:text-underline-style="solid" style:text-underline-color="font-color"/>
    </style:style>
    <style:style style:name="T75_75" style:family="text"/>
    <style:style style:name="T75_76" style:family="text">
      <style:text-properties fo:color="#1155cc" style:text-underline-style="solid" style:text-underline-color="font-color"/>
    </style:style>
    <style:style style:name="T75_77" style:family="text"/>
    <style:style style:name="T75_78" style:family="text">
      <style:text-properties fo:color="#1155cc" style:text-underline-style="solid" style:text-underline-color="font-color"/>
    </style:style>
    <style:style style:name="T75_79" style:family="text"/>
    <style:style style:name="T75_80" style:family="text">
      <style:text-properties fo:color="#1155cc" style:text-underline-style="solid" style:text-underline-color="font-color"/>
    </style:style>
    <style:style style:name="T75_81" style:family="text"/>
    <style:style style:name="T75_82" style:family="text">
      <style:text-properties fo:color="#1155cc" style:text-underline-style="solid" style:text-underline-color="font-color"/>
    </style:style>
    <style:style style:name="T75_83" style:family="text"/>
    <style:style style:name="T75_84" style:family="text">
      <style:text-properties fo:color="#1155cc" style:text-underline-style="solid" style:text-underline-color="font-color"/>
    </style:style>
    <style:style style:name="T75_85" style:family="text"/>
    <style:style style:name="T75_86" style:family="text">
      <style:text-properties fo:color="#1155cc" style:text-underline-style="solid" style:text-underline-color="font-color"/>
    </style:style>
    <style:style style:name="T75_87" style:family="text"/>
    <style:style style:name="T75_88" style:family="text">
      <style:text-properties fo:color="#1155cc" style:text-underline-style="solid" style:text-underline-color="font-color"/>
    </style:style>
    <style:style style:name="T75_89" style:family="text"/>
    <style:style style:name="T75_90" style:family="text">
      <style:text-properties fo:color="#1155cc" style:text-underline-style="solid" style:text-underline-color="font-color"/>
    </style:style>
    <style:style style:name="T75_91" style:family="text"/>
    <style:style style:name="T75_92" style:family="text">
      <style:text-properties fo:color="#1155cc" style:text-underline-style="solid" style:text-underline-color="font-color"/>
    </style:style>
    <style:style style:name="T75_93" style:family="text"/>
    <style:style style:name="T75_94" style:family="text">
      <style:text-properties fo:color="#1155cc" style:text-underline-style="solid" style:text-underline-color="font-color"/>
    </style:style>
    <style:style style:name="T75_95" style:family="text"/>
    <style:style style:name="T75_96" style:family="text">
      <style:text-properties fo:color="#1155cc" style:text-underline-style="solid" style:text-underline-color="font-color"/>
    </style:style>
    <style:style style:name="T75_97" style:family="text"/>
    <style:style style:name="T75_98" style:family="text">
      <style:text-properties fo:color="#1155cc" style:text-underline-style="solid" style:text-underline-color="font-color"/>
    </style:style>
    <style:style style:name="T75_99" style:family="text"/>
    <style:style style:name="T75_100" style:family="text">
      <style:text-properties fo:color="#1155cc" style:text-underline-style="solid" style:text-underline-color="font-color"/>
    </style:style>
    <style:style style:name="P76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Comparativa</text:span><text:span text:style-name="T1_2"><text:s/></text:span><text:span text:style-name="T1_3">de</text:span><text:span text:style-name="T1_4"><text:s/></text:span><text:span text:style-name="T1_5">las</text:span><text:span text:style-name="T1_6"><text:s/></text:span><text:span text:style-name="T1_7">características</text:span><text:span text:style-name="T1_8"><text:s/></text:span><text:span text:style-name="T1_9">relevantes</text:span><text:span text:style-name="T1_10"><text:s/></text:span><text:span text:style-name="T1_11">de</text:span><text:span text:style-name="T1_12"><text:s/></text:span><text:span text:style-name="T1_13">los</text:span><text:span text:style-name="T1_14"><text:s/></text:span><text:span text:style-name="T1_15">diferentes</text:span><text:span text:style-name="T1_16"><text:s/></text:span><text:span text:style-name="T1_17">modelos</text:span><text:span text:style-name="T1_18"><text:s/></text:span><text:span text:style-name="T1_19">de</text:span><text:span text:style-name="T1_20"><text:s/></text:span><text:span text:style-name="T1_21">Raspberry</text:span><text:span text:style-name="T1_22"><text:s/></text:span><text:span text:style-name="T1_23">Pi</text:span><text:span text:style-name="T1_24">.</text:span></text:p>
      <text:p text:style-name="P2"><text:span text:style-name="T2_1">Quedan</text:span><text:span text:style-name="T2_2"><text:s/></text:span><text:span text:style-name="T2_3">descartados</text:span><text:span text:style-name="T2_4"><text:s/></text:span><text:span text:style-name="T2_5">los</text:span><text:span text:style-name="T2_6"><text:s/></text:span><text:span text:style-name="T2_7">modelos</text:span><text:span text:style-name="T2_8"><text:s/></text:span><text:span text:style-name="T2_9">A</text:span><text:span text:style-name="T2_10"><text:s/></text:span><text:span text:style-name="T2_11">y</text:span><text:span text:style-name="T2_12"><text:s/></text:span><text:span text:style-name="T2_13">A</text:span><text:span text:style-name="T2_14">+<text:s/></text:span><text:span text:style-name="T2_15">por</text:span><text:span text:style-name="T2_16"><text:s/></text:span><text:span text:style-name="T2_17">la</text:span><text:span text:style-name="T2_18"><text:s/></text:span><text:span text:style-name="T2_19">carencia</text:span><text:span text:style-name="T2_20"><text:s/></text:span><text:span text:style-name="T2_21">de</text:span><text:span text:style-name="T2_22"><text:s/></text:span><text:span text:style-name="T2_23">puerto</text:span><text:span text:style-name="T2_24"><text:s/></text:span><text:span text:style-name="T2_25">Ethernet</text:span><text:span text:style-name="T2_26"><text:s/>(</text:span><text:span text:style-name="T2_27">amén</text:span><text:span text:style-name="T2_28"><text:s/></text:span><text:span text:style-name="T2_29">de</text:span><text:span text:style-name="T2_30"><text:s/></text:span><text:span text:style-name="T2_31">otras</text:span><text:span text:style-name="T2_32"><text:s/></text:span><text:span text:style-name="T2_33">características</text:span><text:span text:style-name="T2_34"><text:s/></text:span><text:span text:style-name="T2_35">necesarias</text:span><text:span text:style-name="T2_36">)</text:span></text:p>
      <text:p text:style-name="P3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4"/>
          </table:table-cell>
          <table:table-cell table:style-name="Cell2">
            <text:p text:style-name="P5"><text:span text:style-name="T5_1">B</text:span></text:p>
          </table:table-cell>
          <table:table-cell table:style-name="Cell3">
            <text:p text:style-name="P6"><text:span text:style-name="T6_1">B</text:span><text:span text:style-name="T6_2">+</text:span></text:p>
          </table:table-cell>
          <table:table-cell table:style-name="Cell4">
            <text:p text:style-name="P7"><text:span text:style-name="T7_1">Rev</text:span><text:span text:style-name="T7_2">.<text:s/>2</text:span></text:p>
          </table:table-cell>
        </table:table-row>
        <table:table-row table:style-name="Row2">
          <table:table-cell table:style-name="Cell5">
            <text:p text:style-name="P8"><text:span text:style-name="T8_1">Procesador</text:span></text:p>
          </table:table-cell>
          <table:table-cell table:style-name="Cell6">
            <text:p text:style-name="P9"><text:span text:style-name="T9_1">ARMv</text:span><text:span text:style-name="T9_2">6<text:s/>1<text:s/></text:span><text:span text:style-name="T9_3">Núcleo</text:span><text:span text:style-name="T9_4">,<text:s/>700<text:s/></text:span><text:span text:style-name="T9_5">MHz</text:span><text:span text:style-name="T9_6"><text:s/>(</text:span><text:span text:style-name="T9_7">safe</text:span><text:span text:style-name="T9_8"><text:s/></text:span><text:span text:style-name="T9_9">overclock</text:span><text:span text:style-name="T9_10"><text:s/></text:span><text:span text:style-name="T9_11">hasta</text:span><text:span text:style-name="T9_12"><text:s/>1</text:span><text:span text:style-name="T9_13">GHz</text:span><text:span text:style-name="T9_14">)</text:span></text:p>
          </table:table-cell>
          <table:table-cell table:style-name="Cell7">
            <text:p text:style-name="P10"><text:span text:style-name="T10_1">ARMv</text:span><text:span text:style-name="T10_2">6<text:s/>1<text:s/></text:span><text:span text:style-name="T10_3">Núcleo</text:span><text:span text:style-name="T10_4">,<text:s/>700<text:s/></text:span><text:span text:style-name="T10_5">MHz</text:span><text:span text:style-name="T10_6"><text:s/>(</text:span><text:span text:style-name="T10_7">safe</text:span><text:span text:style-name="T10_8"><text:s/></text:span><text:span text:style-name="T10_9">overclock</text:span><text:span text:style-name="T10_10"><text:s/></text:span><text:span text:style-name="T10_11">hasta</text:span><text:span text:style-name="T10_12"><text:s/>1</text:span><text:span text:style-name="T10_13">GHz</text:span><text:span text:style-name="T10_14">)</text:span></text:p>
          </table:table-cell>
          <table:table-cell table:style-name="Cell8">
            <text:p text:style-name="P11"><text:span text:style-name="T11_1">ARMv</text:span><text:span text:style-name="T11_2">7<text:s/>4<text:s/></text:span><text:span text:style-name="T11_3">Núcleos</text:span><text:span text:style-name="T11_4"><text:s/></text:span><text:span text:style-name="T11_5">a</text:span><text:span text:style-name="T11_6"><text:s/>900<text:s/></text:span><text:span text:style-name="T11_7">MHz</text:span></text:p>
          </table:table-cell>
        </table:table-row>
        <table:table-row table:style-name="Row3">
          <table:table-cell table:style-name="Cell9">
            <text:p text:style-name="P12"><text:span text:style-name="T12_1">Memoria</text:span></text:p>
          </table:table-cell>
          <table:table-cell table:style-name="Cell10">
            <text:p text:style-name="P13"><text:span text:style-name="T13_1">512<text:s/></text:span><text:span text:style-name="T13_2">MB</text:span><text:span text:style-name="T13_3"><text:s/></text:span><text:span text:style-name="T13_4">compartidos</text:span><text:span text:style-name="T13_5"><text:s/></text:span><text:span text:style-name="T13_6">con</text:span><text:span text:style-name="T13_7"><text:s/></text:span><text:span text:style-name="T13_8">GPU</text:span></text:p>
          </table:table-cell>
          <table:table-cell table:style-name="Cell11">
            <text:p text:style-name="P14"><text:span text:style-name="T14_1">512<text:s/></text:span><text:span text:style-name="T14_2">MB</text:span><text:span text:style-name="T14_3"><text:s/></text:span><text:span text:style-name="T14_4">compartidos</text:span><text:span text:style-name="T14_5"><text:s/></text:span><text:span text:style-name="T14_6">con</text:span><text:span text:style-name="T14_7"><text:s/></text:span><text:span text:style-name="T14_8">GPU</text:span></text:p>
          </table:table-cell>
          <table:table-cell table:style-name="Cell12">
            <text:p text:style-name="P15"><text:span text:style-name="T15_1">1<text:s/></text:span><text:span text:style-name="T15_2">GB</text:span><text:span text:style-name="T15_3"><text:s/></text:span><text:span text:style-name="T15_4">compartido</text:span><text:span text:style-name="T15_5"><text:s/></text:span><text:span text:style-name="T15_6">con</text:span><text:span text:style-name="T15_7"><text:s/></text:span><text:span text:style-name="T15_8">GPU</text:span></text:p>
          </table:table-cell>
        </table:table-row>
        <table:table-row table:style-name="Row4">
          <table:table-cell table:style-name="Cell13">
            <text:p text:style-name="P16"><text:span text:style-name="T16_1">Evaluación</text:span><text:span text:style-name="T16_2"><text:s/></text:span><text:span text:style-name="T16_3">de</text:span><text:span text:style-name="T16_4"><text:s/></text:span><text:span text:style-name="T16_5">rendimiento</text:span><text:span text:style-name="T16_6"><text:s/></text:span><text:span text:style-name="T16_7">con</text:span><text:span text:style-name="T16_8"><text:s/></text:span><text:span text:style-name="T16_9">LINPACK</text:span><text:span text:style-name="T16_10"><text:s/>[5][6][7]</text:span></text:p>
          </table:table-cell>
          <table:table-cell table:style-name="Cell14">
            <text:p text:style-name="P17"><text:span text:style-name="T17_1">40.64<text:s/></text:span><text:span text:style-name="T17_2">Mflops</text:span></text:p>
          </table:table-cell>
          <table:table-cell table:style-name="Cell15">
            <text:p text:style-name="P18"><text:span text:style-name="T18_1">40.64<text:s/></text:span><text:span text:style-name="T18_2">Mflops</text:span></text:p>
          </table:table-cell>
          <table:table-cell table:style-name="Cell16">
            <text:p text:style-name="P19"><text:span text:style-name="T19_1">92.88<text:s/></text:span><text:span text:style-name="T19_2">Mflops</text:span></text:p>
          </table:table-cell>
        </table:table-row>
        <table:table-row table:style-name="Row5">
          <table:table-cell table:style-name="Cell17">
            <text:p text:style-name="P20"><text:span text:style-name="T20_1">Conexiones</text:span></text:p>
          </table:table-cell>
          <table:table-cell table:style-name="Cell18">
            <text:p text:style-name="P21"><text:span text:style-name="T21_1">2<text:s/></text:span><text:span text:style-name="T21_2">USB</text:span><text:span text:style-name="T21_3">,<text:s/></text:span><text:span text:style-name="T21_4">GPIO</text:span><text:span text:style-name="T21_5"><text:s/></text:span><text:span text:style-name="T21_6">de</text:span><text:span text:style-name="T21_7"><text:s/>8<text:s/></text:span><text:span text:style-name="T21_8">pines</text:span><text:span text:style-name="T21_9">.<text:s/></text:span><text:span text:style-name="T21_10">Ethernet</text:span><text:span text:style-name="T21_11"><text:s/>10/100</text:span></text:p>
          </table:table-cell>
          <table:table-cell table:style-name="Cell19">
            <text:p text:style-name="P22"><text:span text:style-name="T22_1">4<text:s/></text:span><text:span text:style-name="T22_2">USB</text:span><text:span text:style-name="T22_3">,<text:s/></text:span><text:span text:style-name="T22_4">GPIO</text:span><text:span text:style-name="T22_5"><text:s/></text:span><text:span text:style-name="T22_6">de</text:span><text:span text:style-name="T22_7"><text:s/>17<text:s/></text:span><text:span text:style-name="T22_8">pines</text:span><text:span text:style-name="T22_9">.<text:s/></text:span><text:span text:style-name="T22_10">Ethernet</text:span><text:span text:style-name="T22_11"><text:s/>10/100</text:span></text:p>
          </table:table-cell>
          <table:table-cell table:style-name="Cell20">
            <text:p text:style-name="P23"><text:span text:style-name="T23_1">4<text:s/></text:span><text:span text:style-name="T23_2">USB</text:span><text:span text:style-name="T23_3">,<text:s/></text:span><text:span text:style-name="T23_4">GPIO</text:span><text:span text:style-name="T23_5"><text:s/></text:span><text:span text:style-name="T23_6">de</text:span><text:span text:style-name="T23_7"><text:s/>17<text:s/></text:span><text:span text:style-name="T23_8">pines</text:span><text:span text:style-name="T23_9">.<text:s/></text:span><text:span text:style-name="T23_10">Ethernet</text:span><text:span text:style-name="T23_11"><text:s/>10/100</text:span></text:p>
          </table:table-cell>
        </table:table-row>
        <table:table-row table:style-name="Row6">
          <table:table-cell table:style-name="Cell21">
            <text:p text:style-name="P24"><text:span text:style-name="T24_1">Consumo</text:span><text:span text:style-name="T24_2"><text:s/></text:span><text:span text:style-name="T24_3">medio</text:span><text:span text:style-name="T24_4"><text:s/>[8]</text:span></text:p>
          </table:table-cell>
          <table:table-cell table:style-name="Cell22">
            <text:p text:style-name="P25"><text:span text:style-name="T25_1">700<text:s/></text:span><text:span text:style-name="T25_2">mA</text:span><text:span text:style-name="T25_3">,<text:s/>5<text:s/></text:span><text:span text:style-name="T25_4">V</text:span><text:span text:style-name="T25_5"><text:s/>(3.5<text:s/></text:span><text:span text:style-name="T25_6">W</text:span><text:span text:style-name="T25_7">)</text:span></text:p>
          </table:table-cell>
          <table:table-cell table:style-name="Cell23">
            <text:p text:style-name="P26"><text:span text:style-name="T26_1">600<text:s/></text:span><text:span text:style-name="T26_2">mA</text:span><text:span text:style-name="T26_3">,<text:s/>5<text:s/></text:span><text:span text:style-name="T26_4">V</text:span><text:span text:style-name="T26_5"><text:s/>(3<text:s/></text:span><text:span text:style-name="T26_6">W</text:span><text:span text:style-name="T26_7">)</text:span></text:p>
          </table:table-cell>
          <table:table-cell table:style-name="Cell24">
            <text:p text:style-name="P27"><text:span text:style-name="T27_1">800<text:s/></text:span><text:span text:style-name="T27_2">mA</text:span><text:span text:style-name="T27_3">,<text:s/>5<text:s/></text:span><text:span text:style-name="T27_4">V</text:span><text:span text:style-name="T27_5"><text:s/>(4<text:s/></text:span><text:span text:style-name="T27_6">W</text:span><text:span text:style-name="T27_7">)</text:span></text:p>
          </table:table-cell>
        </table:table-row>
        <table:table-row table:style-name="Row7">
          <table:table-cell table:style-name="Cell25">
            <text:p text:style-name="P28"><text:span text:style-name="T28_1">Almacenamiento</text:span></text:p>
          </table:table-cell>
          <table:table-cell table:style-name="Cell26">
            <text:p text:style-name="P29"><text:span text:style-name="T29_1">SD</text:span></text:p>
          </table:table-cell>
          <table:table-cell table:style-name="Cell27">
            <text:p text:style-name="P30"><text:span text:style-name="T30_1">MicroSD</text:span></text:p>
          </table:table-cell>
          <table:table-cell table:style-name="Cell28">
            <text:p text:style-name="P31"><text:span text:style-name="T31_1">MicroSD</text:span></text:p>
          </table:table-cell>
        </table:table-row>
        <table:table-row table:style-name="Row8">
          <table:table-cell table:style-name="Cell29">
            <text:p text:style-name="P32"><text:span text:style-name="T32_1">Alimentación</text:span></text:p>
          </table:table-cell>
          <table:table-cell table:style-name="Cell30">
            <text:p text:style-name="P33"><text:span text:style-name="T33_1">Mediante</text:span><text:span text:style-name="T33_2"><text:s/></text:span><text:span text:style-name="T33_3">MicroUSB</text:span><text:span text:style-name="T33_4"><text:s/></text:span><text:span text:style-name="T33_5">o</text:span><text:span text:style-name="T33_6"><text:s/></text:span><text:span text:style-name="T33_7">los</text:span><text:span text:style-name="T33_8"><text:s/></text:span><text:span text:style-name="T33_9">pines</text:span><text:span text:style-name="T33_10"><text:s/></text:span><text:span text:style-name="T33_11">GPIO</text:span></text:p>
          </table:table-cell>
          <table:table-cell table:style-name="Cell31">
            <text:p text:style-name="P34"/>
          </table:table-cell>
          <table:table-cell table:style-name="Cell32">
            <text:p text:style-name="P35"/>
          </table:table-cell>
        </table:table-row>
        <table:table-row table:style-name="Row9">
          <table:table-cell table:style-name="Cell33">
            <text:p text:style-name="P36"><text:span text:style-name="T36_1">Sistemas</text:span><text:span text:style-name="T36_2"><text:s/></text:span><text:span text:style-name="T36_3">operativos</text:span><text:span text:style-name="T36_4"><text:s/></text:span><text:span text:style-name="T36_5">compatibles</text:span></text:p>
          </table:table-cell>
          <table:table-cell table:style-name="Cell34">
            <text:p text:style-name="P37"><text:span text:style-name="T37_1">Archlinux</text:span><text:span text:style-name="T37_2"><text:s/></text:span><text:span text:style-name="T37_3">ARM</text:span></text:p>
            <text:p text:style-name="P38"><text:span text:style-name="T38_1">OpenELEC</text:span></text:p>
            <text:p text:style-name="P39"><text:span text:style-name="T39_1">Pidora</text:span><text:span text:style-name="T39_2"><text:s/>(</text:span><text:span text:style-name="T39_3">Fedora</text:span><text:span text:style-name="T39_4"><text:s/></text:span><text:span text:style-name="T39_5">Remix</text:span><text:span text:style-name="T39_6">)</text:span></text:p>
            <text:p text:style-name="P40"><text:span text:style-name="T40_1">Puppy</text:span><text:span text:style-name="T40_2"><text:s/></text:span><text:span text:style-name="T40_3">Linux</text:span></text:p>
            <text:p text:style-name="P41"><text:span text:style-name="T41_1">Raspbmc</text:span></text:p>
            <text:p text:style-name="P42"><text:span text:style-name="T42_1">RISC</text:span><text:span text:style-name="T42_2"><text:s/></text:span><text:span text:style-name="T42_3">OS</text:span></text:p>
            <text:p text:style-name="P43"><text:span text:style-name="T43_1">Raspbian</text:span></text:p>
            <text:p text:style-name="P44"><text:span text:style-name="T44_1">XBian</text:span></text:p>
            <text:p text:style-name="P45"><text:span text:style-name="T45_1">openSUSE</text:span></text:p>
            <text:p text:style-name="P46"><text:span text:style-name="T46_1">Slackware</text:span><text:span text:style-name="T46_2"><text:s/></text:span><text:span text:style-name="T46_3">ARM</text:span></text:p>
            <text:p text:style-name="P47"><text:span text:style-name="T47_1">FreeBSD</text:span></text:p>
            <text:p text:style-name="P48"><text:span text:style-name="T48_1">Plan</text:span><text:span text:style-name="T48_2"><text:s/>9</text:span></text:p>
            <text:p text:style-name="P49"><text:span text:style-name="T49_1">Kali</text:span><text:span text:style-name="T49_2"><text:s/></text:span><text:span text:style-name="T49_3">Linux</text:span></text:p>
            <text:p text:style-name="P50"><text:span text:style-name="T50_1">Sailfish</text:span><text:span text:style-name="T50_2"><text:s/></text:span><text:span text:style-name="T50_3">OS</text:span></text:p>
            <text:p text:style-name="P51"><text:span text:style-name="T51_1">Lista</text:span><text:span text:style-name="T51_2"><text:s/></text:span><text:span text:style-name="T51_3">completa</text:span><text:span text:style-name="T51_4"><text:s/></text:span><text:span text:style-name="T51_5">en</text:span><text:span text:style-name="T51_6"><text:s/>[1]</text:span></text:p>
          </table:table-cell>
          <table:table-cell table:style-name="Cell35">
            <text:p text:style-name="P52"><text:span text:style-name="T52_1">Los</text:span><text:span text:style-name="T52_2"><text:s/></text:span><text:span text:style-name="T52_3">mismos</text:span><text:span text:style-name="T52_4"><text:s/></text:span><text:span text:style-name="T52_5">que</text:span><text:span text:style-name="T52_6"><text:s/></text:span><text:span text:style-name="T52_7">para</text:span><text:span text:style-name="T52_8"><text:s/></text:span><text:span text:style-name="T52_9">el</text:span><text:span text:style-name="T52_10"><text:s/></text:span><text:span text:style-name="T52_11">modelo</text:span><text:span text:style-name="T52_12"><text:s/></text:span><text:span text:style-name="T52_13">B</text:span></text:p>
          </table:table-cell>
          <table:table-cell table:style-name="Cell36">
            <text:p text:style-name="P53"><text:span text:style-name="T53_1">Hasta</text:span><text:span text:style-name="T53_2"><text:s/></text:span><text:span text:style-name="T53_3">la</text:span><text:span text:style-name="T53_4"><text:s/></text:span><text:span text:style-name="T53_5">fecha</text:span><text:span text:style-name="T53_6">,<text:s/></text:span><text:span text:style-name="T53_7">únicamente</text:span><text:span text:style-name="T53_8">:</text:span></text:p>
            <text:p text:style-name="P54"/>
            <text:p text:style-name="P55"><text:span text:style-name="T55_1">Ubuntu</text:span><text:span text:style-name="T55_2"><text:s/></text:span><text:span text:style-name="T55_3">Snappy</text:span><text:span text:style-name="T55_4"><text:s/></text:span><text:span text:style-name="T55_5">Core</text:span></text:p>
            <text:p text:style-name="P56"><text:span text:style-name="T56_1">Raspbian</text:span></text:p>
            <text:p text:style-name="P57"><text:span text:style-name="T57_1">OpenELEC</text:span></text:p>
            <text:p text:style-name="P58"><text:span text:style-name="T58_1">RISC</text:span><text:span text:style-name="T58_2"><text:s/></text:span><text:span text:style-name="T58_3">OS</text:span></text:p>
            <text:p text:style-name="P59"/>
            <text:p text:style-name="P60"><text:span text:style-name="T60_1">Según</text:span><text:span text:style-name="T60_2"><text:s/></text:span><text:span text:style-name="T60_3">la</text:span><text:span text:style-name="T60_4"><text:s/></text:span><text:span text:style-name="T60_5">web</text:span><text:span text:style-name="T60_6"><text:s/></text:span><text:span text:style-name="T60_7">de</text:span><text:span text:style-name="T60_8"><text:s/></text:span><text:span text:style-name="T60_9">ArchLinux</text:span><text:span text:style-name="T60_10">,<text:s/></text:span><text:span text:style-name="T60_11">también</text:span><text:span text:style-name="T60_12"><text:s/></text:span><text:span text:style-name="T60_13">soporta</text:span><text:span text:style-name="T60_14"><text:s/></text:span><text:span text:style-name="T60_15">este</text:span><text:span text:style-name="T60_16"><text:s/></text:span><text:span text:style-name="T60_17">sistema</text:span><text:span text:style-name="T60_18"><text:s/></text:span><text:span text:style-name="T60_19">operativo</text:span><text:span text:style-name="T60_20"><text:s/>[2]</text:span></text:p>
          </table:table-cell>
        </table:table-row>
        <table:table-row table:style-name="Row10">
          <table:table-cell table:style-name="Cell37">
            <text:p text:style-name="P61"><text:span text:style-name="T61_1">Otros</text:span></text:p>
          </table:table-cell>
          <table:table-cell table:style-name="Cell38">
            <text:p text:style-name="P62"><text:span text:style-name="T62_1">Modelo</text:span><text:span text:style-name="T62_2"><text:s/></text:span><text:span text:style-name="T62_3">descatalogado</text:span><text:span text:style-name="T62_4">,<text:s/></text:span><text:span text:style-name="T62_5">el</text:span><text:span text:style-name="T62_6"><text:s/></text:span><text:span text:style-name="T62_7">soporte</text:span><text:span text:style-name="T62_8"><text:s/></text:span><text:span text:style-name="T62_9">oficial</text:span><text:span text:style-name="T62_10"><text:s/></text:span><text:span text:style-name="T62_11">y</text:span><text:span text:style-name="T62_12"><text:s/></text:span><text:span text:style-name="T62_13">proporcionado</text:span><text:span text:style-name="T62_14"><text:s/></text:span><text:span text:style-name="T62_15">por</text:span><text:span text:style-name="T62_16"><text:s/></text:span><text:span text:style-name="T62_17">la</text:span><text:span text:style-name="T62_18"><text:s/></text:span><text:span text:style-name="T62_19">comunidad</text:span><text:span text:style-name="T62_20"><text:s/></text:span><text:span text:style-name="T62_21">probablemente</text:span><text:span text:style-name="T62_22"><text:s/></text:span><text:span text:style-name="T62_23">será</text:span><text:span text:style-name="T62_24"><text:s/></text:span><text:span text:style-name="T62_25">menor</text:span><text:span text:style-name="T62_26"><text:s/></text:span><text:span text:style-name="T62_27">que</text:span><text:span text:style-name="T62_28"><text:s/></text:span><text:span text:style-name="T62_29">para</text:span><text:span text:style-name="T62_30"><text:s/></text:span><text:span text:style-name="T62_31">los</text:span><text:span text:style-name="T62_32"><text:s/></text:span><text:span text:style-name="T62_33">modelos</text:span><text:span text:style-name="T62_34"><text:s/></text:span><text:span text:style-name="T62_35">más</text:span><text:span text:style-name="T62_36"><text:s/></text:span><text:span text:style-name="T62_37">recientes</text:span><text:span text:style-name="T62_38"><text:s/></text:span><text:span text:style-name="T62_39">en</text:span><text:span text:style-name="T62_40"><text:s/></text:span><text:span text:style-name="T62_41">el</text:span><text:span text:style-name="T62_42"><text:s/></text:span><text:span text:style-name="T62_43">futuro</text:span><text:span text:style-name="T62_44">.</text:span></text:p>
          </table:table-cell>
          <table:table-cell table:style-name="Cell39">
            <text:p text:style-name="P63"/>
          </table:table-cell>
          <table:table-cell table:style-name="Cell40">
            <text:p text:style-name="P64"><text:span text:style-name="T64_1">Lleva</text:span><text:span text:style-name="T64_2"><text:s/></text:span><text:span text:style-name="T64_3">poco</text:span><text:span text:style-name="T64_4"><text:s/></text:span><text:span text:style-name="T64_5">tiempo</text:span><text:span text:style-name="T64_6"><text:s/></text:span><text:span text:style-name="T64_7">en</text:span><text:span text:style-name="T64_8"><text:s/></text:span><text:span text:style-name="T64_9">el</text:span><text:span text:style-name="T64_10"><text:s/></text:span><text:span text:style-name="T64_11">mercado</text:span><text:span text:style-name="T64_12"><text:s/>(</text:span><text:span text:style-name="T64_13">apenas</text:span><text:span text:style-name="T64_14"><text:s/></text:span><text:span text:style-name="T64_15">un</text:span><text:span text:style-name="T64_16"><text:s/></text:span><text:span text:style-name="T64_17">mes</text:span><text:span text:style-name="T64_18">).<text:s/></text:span><text:span text:style-name="T64_19">Se</text:span><text:span text:style-name="T64_20"><text:s/></text:span><text:span text:style-name="T64_21">conocen</text:span><text:span text:style-name="T64_22"><text:s/></text:span><text:span text:style-name="T64_23">pequeños</text:span><text:span text:style-name="T64_24"><text:s/></text:span><text:span text:style-name="T64_25">fallos</text:span><text:span text:style-name="T64_26"><text:s/></text:span><text:span text:style-name="T64_27">en</text:span><text:span text:style-name="T64_28"><text:s/></text:span><text:span text:style-name="T64_29">el</text:span><text:span text:style-name="T64_30"><text:s/></text:span><text:span text:style-name="T64_31">hardware</text:span><text:span text:style-name="T64_32"><text:s/>(</text:span><text:span text:style-name="T64_33">fotosensibilidad</text:span><text:span text:style-name="T64_34"><text:s/></text:span><text:span text:style-name="T64_35">de</text:span><text:span text:style-name="T64_36"><text:s/></text:span><text:span text:style-name="T64_37">algún</text:span><text:span text:style-name="T64_38"><text:s/></text:span><text:span text:style-name="T64_39">componente</text:span><text:span text:style-name="T64_40">)</text:span></text:p>
          </table:table-cell>
        </table:table-row>
      </table:table>
      <text:p text:style-name="P65"/>
      <text:p text:style-name="P66"/>
      <text:p text:style-name="P67"><text:span text:style-name="T67_1">[1]<text:s/></text:span><text:span text:style-name="T67_2">Software</text:span><text:span text:style-name="T67_3"><text:s/></text:span><text:span text:style-name="T67_4">para</text:span><text:span text:style-name="T67_5"><text:s/></text:span><text:span text:style-name="T67_6">Raspberry</text:span><text:span text:style-name="T67_7"><text:s/></text:span><text:span text:style-name="T67_8">Pi</text:span><text:span text:style-name="T67_9"><text:s/></text:span><text:span text:style-name="T67_10"><text:a xlink:type="simple" xlink:href="http://en.wikipedia.org/wiki/Raspberry_Pi#Software"><text:span text:style-name="T67_11">http</text:span></text:a></text:span><text:span text:style-name="T67_12"><text:a xlink:type="simple" xlink:href="http://en.wikipedia.org/wiki/Raspberry_Pi#Software"><text:span text:style-name="T67_13">://</text:span></text:a></text:span><text:span text:style-name="T67_14"><text:a xlink:type="simple" xlink:href="http://en.wikipedia.org/wiki/Raspberry_Pi#Software"><text:span text:style-name="T67_15">en</text:span></text:a></text:span><text:span text:style-name="T67_16"><text:a xlink:type="simple" xlink:href="http://en.wikipedia.org/wiki/Raspberry_Pi#Software"><text:span text:style-name="T67_17">.</text:span></text:a></text:span><text:span text:style-name="T67_18"><text:a xlink:type="simple" xlink:href="http://en.wikipedia.org/wiki/Raspberry_Pi#Software"><text:span text:style-name="T67_19">wikipedia</text:span></text:a></text:span><text:span text:style-name="T67_20"><text:a xlink:type="simple" xlink:href="http://en.wikipedia.org/wiki/Raspberry_Pi#Software"><text:span text:style-name="T67_21">.</text:span></text:a></text:span><text:span text:style-name="T67_22"><text:a xlink:type="simple" xlink:href="http://en.wikipedia.org/wiki/Raspberry_Pi#Software"><text:span text:style-name="T67_23">org</text:span></text:a></text:span><text:span text:style-name="T67_24"><text:a xlink:type="simple" xlink:href="http://en.wikipedia.org/wiki/Raspberry_Pi#Software"><text:span text:style-name="T67_25">/</text:span></text:a></text:span><text:span text:style-name="T67_26"><text:a xlink:type="simple" xlink:href="http://en.wikipedia.org/wiki/Raspberry_Pi#Software"><text:span text:style-name="T67_27">wiki</text:span></text:a></text:span><text:span text:style-name="T67_28"><text:a xlink:type="simple" xlink:href="http://en.wikipedia.org/wiki/Raspberry_Pi#Software"><text:span text:style-name="T67_29">/</text:span></text:a></text:span><text:span text:style-name="T67_30"><text:a xlink:type="simple" xlink:href="http://en.wikipedia.org/wiki/Raspberry_Pi#Software"><text:span text:style-name="T67_31">Raspberry</text:span></text:a></text:span><text:span text:style-name="T67_32"><text:a xlink:type="simple" xlink:href="http://en.wikipedia.org/wiki/Raspberry_Pi#Software"><text:span text:style-name="T67_33">_</text:span></text:a></text:span><text:span text:style-name="T67_34"><text:a xlink:type="simple" xlink:href="http://en.wikipedia.org/wiki/Raspberry_Pi#Software"><text:span text:style-name="T67_35">Pi</text:span></text:a></text:span><text:span text:style-name="T67_36"><text:a xlink:type="simple" xlink:href="http://en.wikipedia.org/wiki/Raspberry_Pi#Software"><text:span text:style-name="T67_37">#</text:span></text:a></text:span><text:span text:style-name="T67_38"><text:a xlink:type="simple" xlink:href="http://en.wikipedia.org/wiki/Raspberry_Pi#Software"><text:span text:style-name="T67_39">Software</text:span></text:a></text:span></text:p>
      <text:p text:style-name="P68"><text:span text:style-name="T68_1">[2]<text:s/></text:span><text:span text:style-name="T68_2">ArchLinux</text:span><text:span text:style-name="T68_3"><text:s/></text:span><text:span text:style-name="T68_4">en</text:span><text:span text:style-name="T68_5"><text:s/></text:span><text:span text:style-name="T68_6">Raspberry</text:span><text:span text:style-name="T68_7"><text:s/></text:span><text:span text:style-name="T68_8">Pi</text:span><text:span text:style-name="T68_9"><text:s/></text:span><text:span text:style-name="T68_10">Rev</text:span><text:span text:style-name="T68_11"><text:s/>2<text:s/></text:span><text:span text:style-name="T68_12"><text:a xlink:type="simple" xlink:href="http://archlinuxarm.org/platforms/armv7/broadcom/raspberry-pi-2"><text:span text:style-name="T68_13">http</text:span></text:a></text:span><text:span text:style-name="T68_14"><text:a xlink:type="simple" xlink:href="http://archlinuxarm.org/platforms/armv7/broadcom/raspberry-pi-2"><text:span text:style-name="T68_15">://</text:span></text:a></text:span><text:span text:style-name="T68_16"><text:a xlink:type="simple" xlink:href="http://archlinuxarm.org/platforms/armv7/broadcom/raspberry-pi-2"><text:span text:style-name="T68_17">archlinuxarm</text:span></text:a></text:span><text:span text:style-name="T68_18"><text:a xlink:type="simple" xlink:href="http://archlinuxarm.org/platforms/armv7/broadcom/raspberry-pi-2"><text:span text:style-name="T68_19">.</text:span></text:a></text:span><text:span text:style-name="T68_20"><text:a xlink:type="simple" xlink:href="http://archlinuxarm.org/platforms/armv7/broadcom/raspberry-pi-2"><text:span text:style-name="T68_21">org</text:span></text:a></text:span><text:span text:style-name="T68_22"><text:a xlink:type="simple" xlink:href="http://archlinuxarm.org/platforms/armv7/broadcom/raspberry-pi-2"><text:span text:style-name="T68_23">/</text:span></text:a></text:span><text:span text:style-name="T68_24"><text:a xlink:type="simple" xlink:href="http://archlinuxarm.org/platforms/armv7/broadcom/raspberry-pi-2"><text:span text:style-name="T68_25">platforms</text:span></text:a></text:span><text:span text:style-name="T68_26"><text:a xlink:type="simple" xlink:href="http://archlinuxarm.org/platforms/armv7/broadcom/raspberry-pi-2"><text:span text:style-name="T68_27">/</text:span></text:a></text:span><text:span text:style-name="T68_28"><text:a xlink:type="simple" xlink:href="http://archlinuxarm.org/platforms/armv7/broadcom/raspberry-pi-2"><text:span text:style-name="T68_29">armv</text:span></text:a></text:span><text:span text:style-name="T68_30"><text:a xlink:type="simple" xlink:href="http://archlinuxarm.org/platforms/armv7/broadcom/raspberry-pi-2"><text:span text:style-name="T68_31">7/</text:span></text:a></text:span><text:span text:style-name="T68_32"><text:a xlink:type="simple" xlink:href="http://archlinuxarm.org/platforms/armv7/broadcom/raspberry-pi-2"><text:span text:style-name="T68_33">broadcom</text:span></text:a></text:span><text:span text:style-name="T68_34"><text:a xlink:type="simple" xlink:href="http://archlinuxarm.org/platforms/armv7/broadcom/raspberry-pi-2"><text:span text:style-name="T68_35">/</text:span></text:a></text:span><text:span text:style-name="T68_36"><text:a xlink:type="simple" xlink:href="http://archlinuxarm.org/platforms/armv7/broadcom/raspberry-pi-2"><text:span text:style-name="T68_37">raspberry</text:span></text:a></text:span><text:span text:style-name="T68_38"><text:a xlink:type="simple" xlink:href="http://archlinuxarm.org/platforms/armv7/broadcom/raspberry-pi-2"><text:span text:style-name="T68_39">-</text:span></text:a></text:span><text:span text:style-name="T68_40"><text:a xlink:type="simple" xlink:href="http://archlinuxarm.org/platforms/armv7/broadcom/raspberry-pi-2"><text:span text:style-name="T68_41">pi</text:span></text:a></text:span><text:span text:style-name="T68_42"><text:a xlink:type="simple" xlink:href="http://archlinuxarm.org/platforms/armv7/broadcom/raspberry-pi-2"><text:span text:style-name="T68_43">-2</text:span></text:a></text:span></text:p>
      <text:p text:style-name="P69"><text:span text:style-name="T69_1">[3]<text:s/></text:span><text:span text:style-name="T69_2">Comparativa</text:span><text:span text:style-name="T69_3"><text:s/></text:span><text:span text:style-name="T69_4">de</text:span><text:span text:style-name="T69_5"><text:s/></text:span><text:span text:style-name="T69_6">placas</text:span><text:span text:style-name="T69_7"><text:s/></text:span><text:span text:style-name="T69_8"><text:a xlink:type="simple" xlink:href="https://learn.adafruit.com/embedded-linux-board-comparison/performance"><text:span text:style-name="T69_9">https</text:span></text:a></text:span><text:span text:style-name="T69_10"><text:a xlink:type="simple" xlink:href="https://learn.adafruit.com/embedded-linux-board-comparison/performance"><text:span text:style-name="T69_11">://</text:span></text:a></text:span><text:span text:style-name="T69_12"><text:a xlink:type="simple" xlink:href="https://learn.adafruit.com/embedded-linux-board-comparison/performance"><text:span text:style-name="T69_13">learn</text:span></text:a></text:span><text:span text:style-name="T69_14"><text:a xlink:type="simple" xlink:href="https://learn.adafruit.com/embedded-linux-board-comparison/performance"><text:span text:style-name="T69_15">.</text:span></text:a></text:span><text:span text:style-name="T69_16"><text:a xlink:type="simple" xlink:href="https://learn.adafruit.com/embedded-linux-board-comparison/performance"><text:span text:style-name="T69_17">adafruit</text:span></text:a></text:span><text:span text:style-name="T69_18"><text:a xlink:type="simple" xlink:href="https://learn.adafruit.com/embedded-linux-board-comparison/performance"><text:span text:style-name="T69_19">.</text:span></text:a></text:span><text:span text:style-name="T69_20"><text:a xlink:type="simple" xlink:href="https://learn.adafruit.com/embedded-linux-board-comparison/performance"><text:span text:style-name="T69_21">com</text:span></text:a></text:span><text:span text:style-name="T69_22"><text:a xlink:type="simple" xlink:href="https://learn.adafruit.com/embedded-linux-board-comparison/performance"><text:span text:style-name="T69_23">/</text:span></text:a></text:span><text:span text:style-name="T69_24"><text:a xlink:type="simple" xlink:href="https://learn.adafruit.com/embedded-linux-board-comparison/performance"><text:span text:style-name="T69_25">embedded</text:span></text:a></text:span><text:span text:style-name="T69_26"><text:a xlink:type="simple" xlink:href="https://learn.adafruit.com/embedded-linux-board-comparison/performance"><text:span text:style-name="T69_27">-</text:span></text:a></text:span><text:span text:style-name="T69_28"><text:a xlink:type="simple" xlink:href="https://learn.adafruit.com/embedded-linux-board-comparison/performance"><text:span text:style-name="T69_29">linux</text:span></text:a></text:span><text:span text:style-name="T69_30"><text:a xlink:type="simple" xlink:href="https://learn.adafruit.com/embedded-linux-board-comparison/performance"><text:span text:style-name="T69_31">-</text:span></text:a></text:span><text:span text:style-name="T69_32"><text:a xlink:type="simple" xlink:href="https://learn.adafruit.com/embedded-linux-board-comparison/performance"><text:span text:style-name="T69_33">board</text:span></text:a></text:span><text:span text:style-name="T69_34"><text:a xlink:type="simple" xlink:href="https://learn.adafruit.com/embedded-linux-board-comparison/performance"><text:span text:style-name="T69_35">-</text:span></text:a></text:span><text:span text:style-name="T69_36"><text:a xlink:type="simple" xlink:href="https://learn.adafruit.com/embedded-linux-board-comparison/performance"><text:span text:style-name="T69_37">comparison</text:span></text:a></text:span><text:span text:style-name="T69_38"><text:a xlink:type="simple" xlink:href="https://learn.adafruit.com/embedded-linux-board-comparison/performance"><text:span text:style-name="T69_39">/</text:span></text:a></text:span><text:span text:style-name="T69_40"><text:a xlink:type="simple" xlink:href="https://learn.adafruit.com/embedded-linux-board-comparison/performance"><text:span text:style-name="T69_41">performance</text:span></text:a></text:span></text:p>
      <text:p text:style-name="P70"><text:span text:style-name="T70_1">[4]<text:s/></text:span><text:span text:style-name="T70_2">Comparativa</text:span><text:span text:style-name="T70_3"><text:s/></text:span><text:span text:style-name="T70_4">de</text:span><text:span text:style-name="T70_5"><text:s/></text:span><text:span text:style-name="T70_6">modelos</text:span><text:span text:style-name="T70_7"><text:s/>(</text:span><text:span text:style-name="T70_8">B</text:span><text:span text:style-name="T70_9">+<text:s/></text:span><text:span text:style-name="T70_10">contra</text:span><text:span text:style-name="T70_11"><text:s/></text:span><text:span text:style-name="T70_12">Rev</text:span><text:span text:style-name="T70_13"><text:s/>2)<text:s/></text:span><text:span text:style-name="T70_14"><text:a xlink:type="simple" xlink:href="https://learn.adafruit.com/introducing-the-raspberry-pi-2-model-b/performance-improvements"><text:span text:style-name="T70_15">https</text:span></text:a></text:span><text:span text:style-name="T70_16"><text:a xlink:type="simple" xlink:href="https://learn.adafruit.com/introducing-the-raspberry-pi-2-model-b/performance-improvements"><text:span text:style-name="T70_17">://</text:span></text:a></text:span><text:span text:style-name="T70_18"><text:a xlink:type="simple" xlink:href="https://learn.adafruit.com/introducing-the-raspberry-pi-2-model-b/performance-improvements"><text:span text:style-name="T70_19">learn</text:span></text:a></text:span><text:span text:style-name="T70_20"><text:a xlink:type="simple" xlink:href="https://learn.adafruit.com/introducing-the-raspberry-pi-2-model-b/performance-improvements"><text:span text:style-name="T70_21">.</text:span></text:a></text:span><text:span text:style-name="T70_22"><text:a xlink:type="simple" xlink:href="https://learn.adafruit.com/introducing-the-raspberry-pi-2-model-b/performance-improvements"><text:span text:style-name="T70_23">adafruit</text:span></text:a></text:span><text:span text:style-name="T70_24"><text:a xlink:type="simple" xlink:href="https://learn.adafruit.com/introducing-the-raspberry-pi-2-model-b/performance-improvements"><text:span text:style-name="T70_25">.</text:span></text:a></text:span><text:span text:style-name="T70_26"><text:a xlink:type="simple" xlink:href="https://learn.adafruit.com/introducing-the-raspberry-pi-2-model-b/performance-improvements"><text:span text:style-name="T70_27">com</text:span></text:a></text:span><text:span text:style-name="T70_28"><text:a xlink:type="simple" xlink:href="https://learn.adafruit.com/introducing-the-raspberry-pi-2-model-b/performance-improvements"><text:span text:style-name="T70_29">/</text:span></text:a></text:span><text:span text:style-name="T70_30"><text:a xlink:type="simple" xlink:href="https://learn.adafruit.com/introducing-the-raspberry-pi-2-model-b/performance-improvements"><text:span text:style-name="T70_31">introducing</text:span></text:a></text:span><text:span text:style-name="T70_32"><text:a xlink:type="simple" xlink:href="https://learn.adafruit.com/introducing-the-raspberry-pi-2-model-b/performance-improvements"><text:span text:style-name="T70_33">-</text:span></text:a></text:span><text:span text:style-name="T70_34"><text:a xlink:type="simple" xlink:href="https://learn.adafruit.com/introducing-the-raspberry-pi-2-model-b/performance-improvements"><text:span text:style-name="T70_35">the</text:span></text:a></text:span><text:span text:style-name="T70_36"><text:a xlink:type="simple" xlink:href="https://learn.adafruit.com/introducing-the-raspberry-pi-2-model-b/performance-improvements"><text:span text:style-name="T70_37">-</text:span></text:a></text:span><text:span text:style-name="T70_38"><text:a xlink:type="simple" xlink:href="https://learn.adafruit.com/introducing-the-raspberry-pi-2-model-b/performance-improvements"><text:span text:style-name="T70_39">raspberry</text:span></text:a></text:span><text:span text:style-name="T70_40"><text:a xlink:type="simple" xlink:href="https://learn.adafruit.com/introducing-the-raspberry-pi-2-model-b/performance-improvements"><text:span text:style-name="T70_41">-</text:span></text:a></text:span><text:span text:style-name="T70_42"><text:a xlink:type="simple" xlink:href="https://learn.adafruit.com/introducing-the-raspberry-pi-2-model-b/performance-improvements"><text:span text:style-name="T70_43">pi</text:span></text:a></text:span><text:span text:style-name="T70_44"><text:a xlink:type="simple" xlink:href="https://learn.adafruit.com/introducing-the-raspberry-pi-2-model-b/performance-improvements"><text:span text:style-name="T70_45">-2-</text:span></text:a></text:span><text:span text:style-name="T70_46"><text:a xlink:type="simple" xlink:href="https://learn.adafruit.com/introducing-the-raspberry-pi-2-model-b/performance-improvements"><text:span text:style-name="T70_47">model</text:span></text:a></text:span><text:span text:style-name="T70_48"><text:a xlink:type="simple" xlink:href="https://learn.adafruit.com/introducing-the-raspberry-pi-2-model-b/performance-improvements"><text:span text:style-name="T70_49">-</text:span></text:a></text:span><text:span text:style-name="T70_50"><text:a xlink:type="simple" xlink:href="https://learn.adafruit.com/introducing-the-raspberry-pi-2-model-b/performance-improvements"><text:span text:style-name="T70_51">b</text:span></text:a></text:span><text:span text:style-name="T70_52"><text:a xlink:type="simple" xlink:href="https://learn.adafruit.com/introducing-the-raspberry-pi-2-model-b/performance-improvements"><text:span text:style-name="T70_53">/</text:span></text:a></text:span><text:span text:style-name="T70_54"><text:a xlink:type="simple" xlink:href="https://learn.adafruit.com/introducing-the-raspberry-pi-2-model-b/performance-improvements"><text:span text:style-name="T70_55">performance</text:span></text:a></text:span><text:span text:style-name="T70_56"><text:a xlink:type="simple" xlink:href="https://learn.adafruit.com/introducing-the-raspberry-pi-2-model-b/performance-improvements"><text:span text:style-name="T70_57">-</text:span></text:a></text:span><text:span text:style-name="T70_58"><text:a xlink:type="simple" xlink:href="https://learn.adafruit.com/introducing-the-raspberry-pi-2-model-b/performance-improvements"><text:span text:style-name="T70_59">improvements</text:span></text:a></text:span></text:p>
      <text:p text:style-name="P71"><text:span text:style-name="T71_1">[5]<text:s/></text:span><text:span text:style-name="T71_2">Benchmarking</text:span><text:span text:style-name="T71_3"><text:s/></text:span><text:span text:style-name="T71_4">The</text:span><text:span text:style-name="T71_5"><text:s/></text:span><text:span text:style-name="T71_6">Raspberry</text:span><text:span text:style-name="T71_7"><text:s/></text:span><text:span text:style-name="T71_8">Pi</text:span><text:span text:style-name="T71_9"><text:s/>2<text:s/>(</text:span><text:span text:style-name="T71_10">consultado</text:span><text:span text:style-name="T71_11"><text:s/></text:span><text:span text:style-name="T71_12">el</text:span><text:span text:style-name="T71_13"><text:s/>5/03/2015)<text:s/><text:tab/></text:span><text:span text:style-name="T71_14"><text:a xlink:type="simple" xlink:href="http://hackaday.com/2015/02/05/benchmarking-the-raspberry-pi-2/"><text:span text:style-name="T71_15">http</text:span></text:a></text:span><text:span text:style-name="T71_16"><text:a xlink:type="simple" xlink:href="http://hackaday.com/2015/02/05/benchmarking-the-raspberry-pi-2/"><text:span text:style-name="T71_17">://</text:span></text:a></text:span><text:span text:style-name="T71_18"><text:a xlink:type="simple" xlink:href="http://hackaday.com/2015/02/05/benchmarking-the-raspberry-pi-2/"><text:span text:style-name="T71_19">hackaday</text:span></text:a></text:span><text:span text:style-name="T71_20"><text:a xlink:type="simple" xlink:href="http://hackaday.com/2015/02/05/benchmarking-the-raspberry-pi-2/"><text:span text:style-name="T71_21">.</text:span></text:a></text:span><text:span text:style-name="T71_22"><text:a xlink:type="simple" xlink:href="http://hackaday.com/2015/02/05/benchmarking-the-raspberry-pi-2/"><text:span text:style-name="T71_23">com</text:span></text:a></text:span><text:span text:style-name="T71_24"><text:a xlink:type="simple" xlink:href="http://hackaday.com/2015/02/05/benchmarking-the-raspberry-pi-2/"><text:span text:style-name="T71_25">/2015/02/05/</text:span></text:a></text:span><text:span text:style-name="T71_26"><text:a xlink:type="simple" xlink:href="http://hackaday.com/2015/02/05/benchmarking-the-raspberry-pi-2/"><text:span text:style-name="T71_27">benchmarking</text:span></text:a></text:span><text:span text:style-name="T71_28"><text:a xlink:type="simple" xlink:href="http://hackaday.com/2015/02/05/benchmarking-the-raspberry-pi-2/"><text:span text:style-name="T71_29">-</text:span></text:a></text:span><text:span text:style-name="T71_30"><text:a xlink:type="simple" xlink:href="http://hackaday.com/2015/02/05/benchmarking-the-raspberry-pi-2/"><text:span text:style-name="T71_31">the</text:span></text:a></text:span><text:span text:style-name="T71_32"><text:a xlink:type="simple" xlink:href="http://hackaday.com/2015/02/05/benchmarking-the-raspberry-pi-2/"><text:span text:style-name="T71_33">-</text:span></text:a></text:span><text:span text:style-name="T71_34"><text:a xlink:type="simple" xlink:href="http://hackaday.com/2015/02/05/benchmarking-the-raspberry-pi-2/"><text:span text:style-name="T71_35">raspberry</text:span></text:a></text:span><text:span text:style-name="T71_36"><text:a xlink:type="simple" xlink:href="http://hackaday.com/2015/02/05/benchmarking-the-raspberry-pi-2/"><text:span text:style-name="T71_37">-</text:span></text:a></text:span><text:span text:style-name="T71_38"><text:a xlink:type="simple" xlink:href="http://hackaday.com/2015/02/05/benchmarking-the-raspberry-pi-2/"><text:span text:style-name="T71_39">pi</text:span></text:a></text:span><text:span text:style-name="T71_40"><text:a xlink:type="simple" xlink:href="http://hackaday.com/2015/02/05/benchmarking-the-raspberry-pi-2/"><text:span text:style-name="T71_41">-2/</text:span></text:a></text:span></text:p>
      <text:p text:style-name="P72"><text:span text:style-name="T72_1">[6]<text:s/></text:span><text:span text:style-name="T72_2">Raspberry</text:span><text:span text:style-name="T72_3"><text:s/></text:span><text:span text:style-name="T72_4">Pi</text:span><text:span text:style-name="T72_5"><text:s/>2<text:s/></text:span><text:span text:style-name="T72_6">Linpack</text:span><text:span text:style-name="T72_7"><text:s/></text:span><text:span text:style-name="T72_8">Benchmark</text:span><text:span text:style-name="T72_9"><text:s/></text:span><text:span text:style-name="T72_10"><text:a xlink:type="simple" xlink:href="https://gist.github.com/jitomesky/fcfc9a3653aaf550d753"><text:span text:style-name="T72_11">https</text:span></text:a></text:span><text:span text:style-name="T72_12"><text:a xlink:type="simple" xlink:href="https://gist.github.com/jitomesky/fcfc9a3653aaf550d753"><text:span text:style-name="T72_13">://</text:span></text:a></text:span><text:span text:style-name="T72_14"><text:a xlink:type="simple" xlink:href="https://gist.github.com/jitomesky/fcfc9a3653aaf550d753"><text:span text:style-name="T72_15">gist</text:span></text:a></text:span><text:span text:style-name="T72_16"><text:a xlink:type="simple" xlink:href="https://gist.github.com/jitomesky/fcfc9a3653aaf550d753"><text:span text:style-name="T72_17">.</text:span></text:a></text:span><text:span text:style-name="T72_18"><text:a xlink:type="simple" xlink:href="https://gist.github.com/jitomesky/fcfc9a3653aaf550d753"><text:span text:style-name="T72_19">github</text:span></text:a></text:span><text:span text:style-name="T72_20"><text:a xlink:type="simple" xlink:href="https://gist.github.com/jitomesky/fcfc9a3653aaf550d753"><text:span text:style-name="T72_21">.</text:span></text:a></text:span><text:span text:style-name="T72_22"><text:a xlink:type="simple" xlink:href="https://gist.github.com/jitomesky/fcfc9a3653aaf550d753"><text:span text:style-name="T72_23">com</text:span></text:a></text:span><text:span text:style-name="T72_24"><text:a xlink:type="simple" xlink:href="https://gist.github.com/jitomesky/fcfc9a3653aaf550d753"><text:span text:style-name="T72_25">/</text:span></text:a></text:span><text:span text:style-name="T72_26"><text:a xlink:type="simple" xlink:href="https://gist.github.com/jitomesky/fcfc9a3653aaf550d753"><text:span text:style-name="T72_27">jitomesky</text:span></text:a></text:span><text:span text:style-name="T72_28"><text:a xlink:type="simple" xlink:href="https://gist.github.com/jitomesky/fcfc9a3653aaf550d753"><text:span text:style-name="T72_29">/</text:span></text:a></text:span><text:span text:style-name="T72_30"><text:a xlink:type="simple" xlink:href="https://gist.github.com/jitomesky/fcfc9a3653aaf550d753"><text:span text:style-name="T72_31">fcfc</text:span></text:a></text:span><text:span text:style-name="T72_32"><text:a xlink:type="simple" xlink:href="https://gist.github.com/jitomesky/fcfc9a3653aaf550d753"><text:span text:style-name="T72_33">9</text:span></text:a></text:span><text:span text:style-name="T72_34"><text:a xlink:type="simple" xlink:href="https://gist.github.com/jitomesky/fcfc9a3653aaf550d753"><text:span text:style-name="T72_35">a</text:span></text:a></text:span><text:span text:style-name="T72_36"><text:a xlink:type="simple" xlink:href="https://gist.github.com/jitomesky/fcfc9a3653aaf550d753"><text:span text:style-name="T72_37">3653</text:span></text:a></text:span><text:span text:style-name="T72_38"><text:a xlink:type="simple" xlink:href="https://gist.github.com/jitomesky/fcfc9a3653aaf550d753"><text:span text:style-name="T72_39">aaf</text:span></text:a></text:span><text:span text:style-name="T72_40"><text:a xlink:type="simple" xlink:href="https://gist.github.com/jitomesky/fcfc9a3653aaf550d753"><text:span text:style-name="T72_41">550</text:span></text:a></text:span><text:span text:style-name="T72_42"><text:a xlink:type="simple" xlink:href="https://gist.github.com/jitomesky/fcfc9a3653aaf550d753"><text:span text:style-name="T72_43">d</text:span></text:a></text:span><text:span text:style-name="T72_44"><text:a xlink:type="simple" xlink:href="https://gist.github.com/jitomesky/fcfc9a3653aaf550d753"><text:span text:style-name="T72_45">753</text:span></text:a></text:span></text:p>
      <text:p text:style-name="P73"><text:span text:style-name="T73_1">[7]<text:s/></text:span><text:span text:style-name="T73_2">RPi</text:span><text:span text:style-name="T73_3"><text:s/></text:span><text:span text:style-name="T73_4">Performance</text:span><text:span text:style-name="T73_5">-</text:span><text:span text:style-name="T73_6">Embedded</text:span><text:span text:style-name="T73_7"><text:s/></text:span><text:span text:style-name="T73_8">Linux</text:span><text:span text:style-name="T73_9"><text:s/></text:span><text:span text:style-name="T73_10">Wiki</text:span><text:span text:style-name="T73_11"><text:s/></text:span><text:span text:style-name="T73_12"><text:a xlink:type="simple" xlink:href="http://elinux.org/RPi_Performance"><text:span text:style-name="T73_13">http</text:span></text:a></text:span><text:span text:style-name="T73_14"><text:a xlink:type="simple" xlink:href="http://elinux.org/RPi_Performance"><text:span text:style-name="T73_15">://</text:span></text:a></text:span><text:span text:style-name="T73_16"><text:a xlink:type="simple" xlink:href="http://elinux.org/RPi_Performance"><text:span text:style-name="T73_17">elinux</text:span></text:a></text:span><text:span text:style-name="T73_18"><text:a xlink:type="simple" xlink:href="http://elinux.org/RPi_Performance"><text:span text:style-name="T73_19">.</text:span></text:a></text:span><text:span text:style-name="T73_20"><text:a xlink:type="simple" xlink:href="http://elinux.org/RPi_Performance"><text:span text:style-name="T73_21">org</text:span></text:a></text:span><text:span text:style-name="T73_22"><text:a xlink:type="simple" xlink:href="http://elinux.org/RPi_Performance"><text:span text:style-name="T73_23">/</text:span></text:a></text:span><text:span text:style-name="T73_24"><text:a xlink:type="simple" xlink:href="http://elinux.org/RPi_Performance"><text:span text:style-name="T73_25">RPi</text:span></text:a></text:span><text:span text:style-name="T73_26"><text:a xlink:type="simple" xlink:href="http://elinux.org/RPi_Performance"><text:span text:style-name="T73_27">_</text:span></text:a></text:span><text:span text:style-name="T73_28"><text:a xlink:type="simple" xlink:href="http://elinux.org/RPi_Performance"><text:span text:style-name="T73_29">Performance</text:span></text:a></text:span></text:p>
      <text:p text:style-name="P74"><text:span text:style-name="T74_1">[8]<text:s text:c="2"/></text:span><text:span text:style-name="T74_2">RasPiTV</text:span><text:span text:style-name="T74_3"><text:s/>-<text:s/></text:span></text:p>
      <text:p text:style-name="P75"><text:span text:style-name="T75_1">How</text:span><text:span text:style-name="T75_2"><text:s/></text:span><text:span text:style-name="T75_3">Much</text:span><text:span text:style-name="T75_4"><text:s/></text:span><text:span text:style-name="T75_5">Less</text:span><text:span text:style-name="T75_6"><text:s/></text:span><text:span text:style-name="T75_7">Power</text:span><text:span text:style-name="T75_8"><text:s/></text:span><text:span text:style-name="T75_9">does</text:span><text:span text:style-name="T75_10"><text:s/></text:span><text:span text:style-name="T75_11">the</text:span><text:span text:style-name="T75_12"><text:s/></text:span><text:span text:style-name="T75_13">Raspberry</text:span><text:span text:style-name="T75_14"><text:s/></text:span><text:span text:style-name="T75_15">Pi</text:span><text:span text:style-name="T75_16"><text:s/></text:span><text:span text:style-name="T75_17">B</text:span><text:span text:style-name="T75_18">+<text:s/></text:span><text:span text:style-name="T75_19">use</text:span><text:span text:style-name="T75_20"><text:s/></text:span><text:span text:style-name="T75_21">than</text:span><text:span text:style-name="T75_22"><text:s/></text:span><text:span text:style-name="T75_23">the</text:span><text:span text:style-name="T75_24"><text:s/></text:span><text:span text:style-name="T75_25">old</text:span><text:span text:style-name="T75_26"><text:s/></text:span><text:span text:style-name="T75_27">model</text:span><text:span text:style-name="T75_28"><text:s/></text:span><text:span text:style-name="T75_29">B</text:span><text:span text:style-name="T75_30">?<text:s/></text:span><text:span text:style-name="T75_31"><text:a xlink:type="simple" xlink:href="http://raspi.tv/2014/how-much-less-power-does-the-raspberry-pi-b-use-than-the-old-model-b"><text:span text:style-name="T75_32">http</text:span></text:a></text:span><text:span text:style-name="T75_33"><text:a xlink:type="simple" xlink:href="http://raspi.tv/2014/how-much-less-power-does-the-raspberry-pi-b-use-than-the-old-model-b"><text:span text:style-name="T75_34">://</text:span></text:a></text:span><text:span text:style-name="T75_35"><text:a xlink:type="simple" xlink:href="http://raspi.tv/2014/how-much-less-power-does-the-raspberry-pi-b-use-than-the-old-model-b"><text:span text:style-name="T75_36">raspi</text:span></text:a></text:span><text:span text:style-name="T75_37"><text:a xlink:type="simple" xlink:href="http://raspi.tv/2014/how-much-less-power-does-the-raspberry-pi-b-use-than-the-old-model-b"><text:span text:style-name="T75_38">.</text:span></text:a></text:span><text:span text:style-name="T75_39"><text:a xlink:type="simple" xlink:href="http://raspi.tv/2014/how-much-less-power-does-the-raspberry-pi-b-use-than-the-old-model-b"><text:span text:style-name="T75_40">tv</text:span></text:a></text:span><text:span text:style-name="T75_41"><text:a xlink:type="simple" xlink:href="http://raspi.tv/2014/how-much-less-power-does-the-raspberry-pi-b-use-than-the-old-model-b"><text:span text:style-name="T75_42">/2014/</text:span></text:a></text:span><text:span text:style-name="T75_43"><text:a xlink:type="simple" xlink:href="http://raspi.tv/2014/how-much-less-power-does-the-raspberry-pi-b-use-than-the-old-model-b"><text:span text:style-name="T75_44">how</text:span></text:a></text:span><text:span text:style-name="T75_45"><text:a xlink:type="simple" xlink:href="http://raspi.tv/2014/how-much-less-power-does-the-raspberry-pi-b-use-than-the-old-model-b"><text:span text:style-name="T75_46">-</text:span></text:a></text:span><text:span text:style-name="T75_47"><text:a xlink:type="simple" xlink:href="http://raspi.tv/2014/how-much-less-power-does-the-raspberry-pi-b-use-than-the-old-model-b"><text:span text:style-name="T75_48">much</text:span></text:a></text:span><text:span text:style-name="T75_49"><text:a xlink:type="simple" xlink:href="http://raspi.tv/2014/how-much-less-power-does-the-raspberry-pi-b-use-than-the-old-model-b"><text:span text:style-name="T75_50">-</text:span></text:a></text:span><text:span text:style-name="T75_51"><text:a xlink:type="simple" xlink:href="http://raspi.tv/2014/how-much-less-power-does-the-raspberry-pi-b-use-than-the-old-model-b"><text:span text:style-name="T75_52">less</text:span></text:a></text:span><text:span text:style-name="T75_53"><text:a xlink:type="simple" xlink:href="http://raspi.tv/2014/how-much-less-power-does-the-raspberry-pi-b-use-than-the-old-model-b"><text:span text:style-name="T75_54">-</text:span></text:a></text:span><text:span text:style-name="T75_55"><text:a xlink:type="simple" xlink:href="http://raspi.tv/2014/how-much-less-power-does-the-raspberry-pi-b-use-than-the-old-model-b"><text:span text:style-name="T75_56">power</text:span></text:a></text:span><text:span text:style-name="T75_57"><text:a xlink:type="simple" xlink:href="http://raspi.tv/2014/how-much-less-power-does-the-raspberry-pi-b-use-than-the-old-model-b"><text:span text:style-name="T75_58">-</text:span></text:a></text:span><text:span text:style-name="T75_59"><text:a xlink:type="simple" xlink:href="http://raspi.tv/2014/how-much-less-power-does-the-raspberry-pi-b-use-than-the-old-model-b"><text:span text:style-name="T75_60">does</text:span></text:a></text:span><text:span text:style-name="T75_61"><text:a xlink:type="simple" xlink:href="http://raspi.tv/2014/how-much-less-power-does-the-raspberry-pi-b-use-than-the-old-model-b"><text:span text:style-name="T75_62">-</text:span></text:a></text:span><text:span text:style-name="T75_63"><text:a xlink:type="simple" xlink:href="http://raspi.tv/2014/how-much-less-power-does-the-raspberry-pi-b-use-than-the-old-model-b"><text:span text:style-name="T75_64">the</text:span></text:a></text:span><text:span text:style-name="T75_65"><text:a xlink:type="simple" xlink:href="http://raspi.tv/2014/how-much-less-power-does-the-raspberry-pi-b-use-than-the-old-model-b"><text:span text:style-name="T75_66">-</text:span></text:a></text:span><text:span text:style-name="T75_67"><text:a xlink:type="simple" xlink:href="http://raspi.tv/2014/how-much-less-power-does-the-raspberry-pi-b-use-than-the-old-model-b"><text:span text:style-name="T75_68">raspberry</text:span></text:a></text:span><text:span text:style-name="T75_69"><text:a xlink:type="simple" xlink:href="http://raspi.tv/2014/how-much-less-power-does-the-raspberry-pi-b-use-than-the-old-model-b"><text:span text:style-name="T75_70">-</text:span></text:a></text:span><text:span text:style-name="T75_71"><text:a xlink:type="simple" xlink:href="http://raspi.tv/2014/how-much-less-power-does-the-raspberry-pi-b-use-than-the-old-model-b"><text:span text:style-name="T75_72">pi</text:span></text:a></text:span><text:span text:style-name="T75_73"><text:a xlink:type="simple" xlink:href="http://raspi.tv/2014/how-much-less-power-does-the-raspberry-pi-b-use-than-the-old-model-b"><text:span text:style-name="T75_74">-</text:span></text:a></text:span><text:span text:style-name="T75_75"><text:a xlink:type="simple" xlink:href="http://raspi.tv/2014/how-much-less-power-does-the-raspberry-pi-b-use-than-the-old-model-b"><text:span text:style-name="T75_76">b</text:span></text:a></text:span><text:span text:style-name="T75_77"><text:a xlink:type="simple" xlink:href="http://raspi.tv/2014/how-much-less-power-does-the-raspberry-pi-b-use-than-the-old-model-b"><text:span text:style-name="T75_78">-</text:span></text:a></text:span><text:span text:style-name="T75_79"><text:a xlink:type="simple" xlink:href="http://raspi.tv/2014/how-much-less-power-does-the-raspberry-pi-b-use-than-the-old-model-b"><text:span text:style-name="T75_80">use</text:span></text:a></text:span><text:span text:style-name="T75_81"><text:a xlink:type="simple" xlink:href="http://raspi.tv/2014/how-much-less-power-does-the-raspberry-pi-b-use-than-the-old-model-b"><text:span text:style-name="T75_82">-</text:span></text:a></text:span><text:span text:style-name="T75_83"><text:a xlink:type="simple" xlink:href="http://raspi.tv/2014/how-much-less-power-does-the-raspberry-pi-b-use-than-the-old-model-b"><text:span text:style-name="T75_84">than</text:span></text:a></text:span><text:span text:style-name="T75_85"><text:a xlink:type="simple" xlink:href="http://raspi.tv/2014/how-much-less-power-does-the-raspberry-pi-b-use-than-the-old-model-b"><text:span text:style-name="T75_86">-</text:span></text:a></text:span><text:span text:style-name="T75_87"><text:a xlink:type="simple" xlink:href="http://raspi.tv/2014/how-much-less-power-does-the-raspberry-pi-b-use-than-the-old-model-b"><text:span text:style-name="T75_88">the</text:span></text:a></text:span><text:span text:style-name="T75_89"><text:a xlink:type="simple" xlink:href="http://raspi.tv/2014/how-much-less-power-does-the-raspberry-pi-b-use-than-the-old-model-b"><text:span text:style-name="T75_90">-</text:span></text:a></text:span><text:span text:style-name="T75_91"><text:a xlink:type="simple" xlink:href="http://raspi.tv/2014/how-much-less-power-does-the-raspberry-pi-b-use-than-the-old-model-b"><text:span text:style-name="T75_92">old</text:span></text:a></text:span><text:span text:style-name="T75_93"><text:a xlink:type="simple" xlink:href="http://raspi.tv/2014/how-much-less-power-does-the-raspberry-pi-b-use-than-the-old-model-b"><text:span text:style-name="T75_94">-</text:span></text:a></text:span><text:span text:style-name="T75_95"><text:a xlink:type="simple" xlink:href="http://raspi.tv/2014/how-much-less-power-does-the-raspberry-pi-b-use-than-the-old-model-b"><text:span text:style-name="T75_96">model</text:span></text:a></text:span><text:span text:style-name="T75_97"><text:a xlink:type="simple" xlink:href="http://raspi.tv/2014/how-much-less-power-does-the-raspberry-pi-b-use-than-the-old-model-b"><text:span text:style-name="T75_98">-</text:span></text:a></text:span><text:span text:style-name="T75_99"><text:a xlink:type="simple" xlink:href="http://raspi.tv/2014/how-much-less-power-does-the-raspberry-pi-b-use-than-the-old-model-b"><text:span text:style-name="T75_100">b</text:span></text:a></text:span></text:p>
      <text:p text:style-name="P7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